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line-height="200%" fo:text-align="start" style:justify-single-word="false" fo:text-indent="0in" style:auto-text-indent="false"/>
    </style:style>
    <style:style style:name="P6" style:family="paragraph" style:parent-style-name="Standard">
      <style:paragraph-properties fo:margin-left="0in" fo:margin-right="0in" fo:text-align="center" style:justify-single-word="false" fo:text-indent="0in" style:auto-text-indent="false"/>
      <style:text-properties fo:font-style="normal" style:font-style-asian="normal" style:font-style-complex="normal"/>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align="center" style:justify-single-word="false" fo:text-indent="0in" style:auto-text-indent="false"/>
      <style:text-properties fo:font-style="normal" style:font-style-asian="normal" style:font-style-complex="normal"/>
    </style:style>
    <style:style style:name="P9" style:family="paragraph" style:parent-style-name="Figure">
      <style:paragraph-properties fo:margin-left="0in" fo:margin-right="0in" fo:margin-top="0.1in" fo:margin-bottom="0in" fo:line-height="100%" fo:text-indent="0in" style:auto-text-indent="false" fo:background-color="transparent">
        <style:tab-stops/>
        <style:background-image/>
      </style:paragraph-properties>
    </style:style>
    <style:style style:name="P10" style:family="paragraph" style:parent-style-name="Text_20_body">
      <style:paragraph-properties fo:margin-left="0in" fo:margin-right="0in" fo:margin-top="0.1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11" style:family="paragraph" style:parent-style-name="Standard">
      <style:paragraph-properties fo:margin-top="1in" fo:margin-bottom="0in" fo:text-align="center" style:justify-single-word="false"/>
    </style:style>
    <style:style style:name="P12" style:family="paragraph" style:parent-style-name="Standard">
      <style:paragraph-properties fo:margin-left="0.5in" fo:margin-right="0in" fo:line-height="200%" fo:text-indent="-0.5in" style:auto-text-indent="false">
        <style:tab-stops/>
      </style:paragraph-properties>
    </style:style>
    <style:style style:name="P13" style:family="paragraph" style:parent-style-name="Reference">
      <style:paragraph-properties fo:margin-left="0.5in" fo:margin-right="0in" fo:line-height="200%" fo:text-indent="-0.5in" style:auto-text-indent="false">
        <style:tab-stops/>
      </style:paragraph-properties>
    </style:style>
    <style:style style:name="P14" style:family="paragraph" style:parent-style-name="Reference">
      <style:text-properties fo:font-style="normal" style:font-style-asian="normal" style:font-style-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margin-left="0in" fo:margin-right="0in" fo:text-indent="0.5in" style:auto-text-indent="false"/>
      <style:text-properties fo:font-style="normal" style:font-style-asian="normal" style:font-style-complex="normal"/>
    </style:style>
    <style:style style:name="P17" style:family="paragraph" style:parent-style-name="Contents_20_2">
      <style:paragraph-properties>
        <style:tab-stops>
          <style:tab-stop style:position="5.8035in" style:type="right" style:leader-style="dotted" style:leader-text="."/>
        </style:tab-stops>
      </style:paragraph-properties>
    </style:style>
    <style:style style:name="P18" style:family="paragraph" style:parent-style-name="Contents_20_1">
      <style:paragraph-properties>
        <style:tab-stops>
          <style:tab-stop style:position="6in" style:type="right" style:leader-style="dotted" style:leader-text="."/>
        </style:tab-stops>
      </style:paragraph-properties>
    </style:style>
    <style:style style:name="P19" style:family="paragraph" style:parent-style-name="Contents_20_3">
      <style:paragraph-properties>
        <style:tab-stops>
          <style:tab-stop style:position="5.6071in" style:type="right" style:leader-style="dotted" style:leader-text="."/>
        </style:tab-stops>
      </style:paragraph-properties>
    </style:style>
    <style:style style:name="P20" style:family="paragraph" style:parent-style-name="Illustration_20_Index_20_1">
      <style:paragraph-properties>
        <style:tab-stops>
          <style:tab-stop style:position="6in" style:type="right" style:leader-style="dotted" style:leader-text="."/>
        </style:tab-stops>
      </style:paragraph-properties>
    </style:style>
    <style:style style:name="P21" style:family="paragraph" style:parent-style-name="Standard" style:master-page-name="First_20_Page">
      <style:paragraph-properties fo:margin-top="2.5in" fo:margin-bottom="0in" fo:text-align="center" style:justify-single-word="false" style:page-number="auto"/>
    </style:style>
    <style:style style:name="P22"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23" style:family="paragraph" style:parent-style-name="Text_20_body" style:list-style-name="L1"/>
    <style:style style:name="P24" style:family="paragraph" style:parent-style-name="Text_20_body">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Text_20_body" style:list-style-name="L3">
      <style:text-properties fo:font-style="normal" style:font-style-asian="normal" style:font-style-complex="normal"/>
    </style:style>
    <style:style style:name="P27" style:family="paragraph" style:parent-style-name="Text_20_body" style:list-style-name="L3"/>
    <style:style style:name="P28" style:family="paragraph" style:parent-style-name="Text_20_body" style:list-style-name="L3">
      <style:paragraph-properties fo:margin-left="0in" fo:margin-right="0in" fo:text-indent="0in" style:auto-text-indent="false"/>
      <style:text-properties fo:font-style="normal" style:font-style-asian="normal" style:font-style-complex="normal"/>
    </style:style>
    <style:style style:name="P29" style:family="paragraph" style:parent-style-name="Heading_20_2">
      <style:text-properties fo:font-style="normal" style:font-style-asian="normal" style:font-style-complex="normal"/>
    </style:style>
    <style:style style:name="P30" style:family="paragraph" style:parent-style-name="Heading_20_1" style:master-page-name="Table_20_of_20_contents">
      <style:paragraph-properties style:page-number="auto"/>
    </style:style>
    <style:style style:name="P31" style:family="paragraph" style:parent-style-name="Heading_20_1" style:master-page-name="Introduction">
      <style:paragraph-properties style:page-number="1"/>
    </style:style>
    <style:style style:name="P32" style:family="paragraph" style:parent-style-name="Heading_20_1" style:master-page-name="Literature_20_review">
      <style:paragraph-properties style:page-number="auto"/>
    </style:style>
    <style:style style:name="P33" style:family="paragraph" style:parent-style-name="Heading_20_1" style:master-page-name="References">
      <style:paragraph-properties fo:margin-left="0in" fo:margin-right="0in" fo:text-indent="0in" style:auto-text-indent="false" style:page-number="auto"/>
    </style:style>
    <style:style style:name="P34" style:family="paragraph" style:parent-style-name="Heading_20_3">
      <style:text-properties fo:font-style="normal" style:font-style-asian="normal" style:font-style-complex="normal"/>
    </style:style>
    <style:style style:name="P35" style:family="paragraph">
      <style:paragraph-properties fo:margin-left="0in" fo:margin-right="0in" fo:margin-top="0in" fo:margin-bottom="0in" fo:line-height="100%" fo:text-align="center" fo:text-indent="0in"/>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italic"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fo:font-style="normal" style:font-style-asian="normal" style:font-style-complex="normal"/>
    </style:style>
    <style:style style:name="T3" style:family="text">
      <style:text-properties style:text-underline-style="solid" style:text-underline-width="auto" style:text-underline-color="font-color" style:font-size-asian="10.5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normal" style:font-style-complex="normal"/>
    </style:style>
    <style:style style:name="T7" style:family="text">
      <style:text-properties fo:font-style="normal" style:font-style-asian="normal" style:font-style-complex="normal"/>
    </style:style>
    <style:style style:name="T8" style:family="text">
      <style:text-properties style:text-position="super 58%" fo:font-style="italic"/>
    </style:style>
    <style:style style:name="T9" style:family="text">
      <style:text-properties style:text-position="super 58%" fo:font-style="italic" style:font-style-asian="normal" style:font-style-complex="normal"/>
    </style:style>
    <style:style style:name="T10" style:family="text">
      <style:text-properties style:text-position="super 58%" fo:font-style="italic" style:font-style-asian="italic" style:font-style-complex="italic"/>
    </style:style>
    <style:style style:name="T11" style:family="text">
      <style:text-properties style:use-window-font-color="true" fo:font-style="normal" style:font-style-asian="normal" style:font-style-complex="normal"/>
    </style:style>
    <style:style style:name="T12" style:family="text">
      <style:text-properties style:use-window-font-color="true" fo:font-style="italic" style:font-style-asian="normal" style:font-style-complex="normal"/>
    </style:style>
    <style:style style:name="T13" style:family="text">
      <style:text-properties style:font-name="Times New Roman" style:font-name-asian="DejaVu Sans" style:font-name-complex="DejaVu Sans"/>
    </style:style>
    <style:style style:name="T14"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top="0.0791in" fo:margin-bottom="0.0791in" style:wrap="none" style:vertical-pos="top" style:vertical-rel="page-content" style:horizontal-pos="center" style:horizontal-rel="paragraph" fo:background-color="transparent" style:background-transparency="100%" fo:padding-left="0.2in" fo:padding-right="0.2in" fo:padding-top="0.1in" fo:padding-bottom="0.2in" fo:border-left="none" fo:border-right="none" fo:border-top="0.0008in solid #808080" fo:border-bottom="0.0008in solid #808080" style:shadow="none">
        <style:background-image/>
        <style:columns fo:column-count="1" fo:column-gap="0in"/>
      </style:graphic-properties>
    </style:style>
    <style:style style:name="fr2" style:family="graphic" style:parent-style-name="Frame">
      <style:graphic-properties style:vertical-pos="top" style:vertical-rel="page-content" style:horizontal-pos="center" style:horizontal-rel="paragraph" fo:background-color="transparent" style:background-transparency="100%" fo:padding="0.0598in" fo:border-left="none" fo:border-right="none" fo:border-top="0.0008in solid #808080" fo:border-bottom="0.0008in solid #808080" style:shadow="non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top" draw:fit-to-size="false" fo:padding-top="0in" fo:padding-bottom="0in" fo:padding-left="0in" fo:padding-right="0in" draw:shadow="hidden" draw:shadow-offset-x="0.1181in" draw:shadow-offset-y="0.1181in" draw:shadow-color="#808080" style:run-through="foreground"/>
    </style:style>
    <style:style style:name="gr3"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in" fo:padding-right="0in" draw:shadow="hidden" draw:shadow-offset-x="0.1181in" draw:shadow-offset-y="0.1181in" draw:shadow-color="#808080" style:run-through="foreground"/>
    </style:style>
    <style:style style:name="gr4" style:family="graphic">
      <style:graphic-properties draw:stroke="solid" svg:stroke-width="0in" svg:stroke-color="#808080" draw:marker-start="Symmetric_20_Arrow"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5" style:family="graphic">
      <style:graphic-properties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7"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8"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solid" svg:stroke-width="0in" svg:stroke-color="#80808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in" fo:padding-right="0.1598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1598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in" draw:shadow="hidden" draw:shadow-offset-x="0.1181in" draw:shadow-offset-y="0.1181in" draw:shadow-color="#808080" style:run-through="foreground"/>
    </style:style>
    <style:style style:name="gr13"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Interaction Design and Activity Theory: Designing for Social Code Review</text:p>
      <text:p text:style-name="P11">by</text:p>
      <text:p text:style-name="P3">Randy Souza</text:p>
      <text:p text:style-name="P3">Month 2010</text:p>
      <text:p text:style-name="P11">Presented to the</text:p>
      <text:p text:style-name="P3">School of Information Arts and Technologies</text:p>
      <text:p text:style-name="P3">University of Baltimore</text:p>
      <text:p text:style-name="P11">In Partial Fulfillment</text:p>
      <text:p text:style-name="P3">of the Requirements for the Degree</text:p>
      <text:p text:style-name="P3">Master of Science</text:p>
      <text:p text:style-name="P11">Approved by:<text:tab/><text:span text:style-name="T3"><text:tab/><text:tab/><text:tab/><text:tab/><text:tab/><text:tab/></text:span></text:p>
      <text:p text:style-name="P4"><text:tab/><text:tab/>Kathryn Summers, IDIA Program Director</text:p>
      <text:p text:style-name="P22">Abstract</text:p>
      <text:p text:style-name="P5">TBD.</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30" text:outline-level="1">Table of Contents</text:h>
          </text:index-title>
          <text:p text:style-name="P18">Table of Figures<text:tab/></text:p>
          <text:p text:style-name="P18">Introduction<text:tab/>1</text:p>
          <text:p text:style-name="P18">Literature Review<text:tab/>2</text:p>
          <text:p text:style-name="P17">Software Inspection<text:tab/>2</text:p>
          <text:p text:style-name="P19">Benefits of code review.<text:tab/>3</text:p>
          <text:p text:style-name="P19">Limitations of code review.<text:tab/>6</text:p>
          <text:p text:style-name="P19">Evolution of the code review process.<text:tab/>8</text:p>
          <text:p text:style-name="P19">The impact of developer skills on code review.<text:tab/>11</text:p>
          <text:p text:style-name="P19">Code reading techniques.<text:tab/>13</text:p>
          <text:p text:style-name="P19">Code review tools.<text:tab/>17</text:p>
          <text:p text:style-name="P19">Summary.<text:tab/>22</text:p>
          <text:p text:style-name="P17">Human-Computer Interaction and the Challenge of Context<text:tab/>22</text:p>
          <text:p text:style-name="P19">From human factors to human actors.<text:tab/>22</text:p>
          <text:p text:style-name="P19">From usability to user experience.<text:tab/>24</text:p>
          <text:p text:style-name="P19">From human-centered design to activity-centered design.<text:tab/>25</text:p>
          <text:p text:style-name="P17">Activity Theory and Interaction Design<text:tab/>26</text:p>
          <text:p text:style-name="P19">Principles of activity theory.<text:tab/>27</text:p>
          <text:p text:style-name="P19">Collective activity and activity systems.<text:tab/>31</text:p>
          <text:p text:style-name="P18">References<text:tab/>34</text:p>
        </text:index-body>
      </text:table-of-content>
      <text:p text:style-name="P5"/>
      <text:illustration-index text:style-name="Sect1" text:protected="true" text:name="Illustration Index1">
        <text:illustration-index-source text:caption-sequence-name="Figure" text:caption-sequence-format="text">
          <text:index-title-template text:style-name="Heading_20_1">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h text:style-name="Heading_20_1" text:outline-level="1">Table of Figures</text:h>
          </text:index-title>
          <text:p text:style-name="P20">Figure 1: The hierarchical structure of activity<text:tab/>29</text:p>
          <text:p text:style-name="P20">Figure 2: Engeström's model of the activity system<text:tab/>32</text:p>
        </text:index-body>
      </text:illustration-index>
      <text:p text:style-name="P5"/>
      <text:h text:style-name="P31" text:outline-level="1">Introduction</text:h>
      <text:p text:style-name="Text_20_body">This project explores the interaction design of a code review tool. Activity theory is proposed as a theoretical framework for interaction design, and, in the literature review, used to analyze code review research. Activity theory is then applied to design a Web-based code review tool inside a medium-sized software company.</text:p>
      <text:h text:style-name="P32" text:outline-level="1">Literature Review</text:h>
      <text:p text:style-name="Text_20_body">The intent of this project is interaction design of a code review tool. This literature review begins with a survey of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5">formal</text:span><text:span text:style-name="T7">, </text:span><text:span text:style-name="T5">efficient</text:span><text:span text:style-name="T7">, and </text:span><text:span text:style-name="T5">economical</text:span><text:span text:style-name="T7"> method of finding errors in design and code” (p. 189). Fagan (1976) presented software inspection as complementary to other quality assurance techniques like automated testing. Iisakka and Tervonen (2001) confirmed that c</text:span>omputer-executed unit, functional, and integration tests efficiently found one set of problems, while human inspections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had expanded inspection beyond its initial focus on code <text:soft-page-break/>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accurate inspections led to more accurate future estimates.</text:p>
      <text:h text:style-name="Heading_20_3" text:outline-level="3">Benefits of code review.</text:h>
      <text:p text:style-name="Text_20_body">The benefits of software inspection are heavily researched,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code quality in multiple ways.<text:span text:style-name="T7">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7">Rombach et al. (2008) reported that inspections were characteristic of successful software organizations, which mandated code review, used well-defined review </text:span><text:soft-page-break/><text:span text:style-name="T7">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Methodology research began to investigate the impact of refactoring: improving the structure of code without changing the <text:soft-page-break/>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7">Turner, Quintana-Castillo, P</text:span><text:span text:style-name="T2">é</text:span><text:span text:style-name="T7">rez-Qui</text:span><text:span text:style-name="T2">ñ</text:span><text:span text:style-name="T7">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dapt industrial code review.</text:span></text:p>
      <text:h text:style-name="P34" text:outline-level="3"><text:soft-page-break/>Limitations of code review.</text:h>
      <text:p text:style-name="P15">Despite near-universal acknowledgment that code review is valuable, development teams reported obstacles that limited adoption ( Denger &amp; Shull, 2007; Glass, 1999; Johnson, 1994). Denger and Shull (2007) reported that programming teams avoided or abandoned inspections due to difficulty connecting review results to quality in shipping products, mismatches between assumptions in review techniques and team expertise, and an unclear relationship between reviews and day-to-day work responsibilities. Rombach et al. (2008) found that even among organizations that had adopted code review,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7">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Tyran &amp; George, 2002).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text:span><text:soft-page-break/><text:span text:style-name="T7">on academic code reviews, Iisakka and Tervonen (2001) described social loafing in industry: frustration felt by code authors when reviewers did not prepare adequately for an inspection meeting and by reviewers when authors did not provide feedback on which suggestions were implemented. Inspections of all types are inherently criticisms, so review teams needed to accommodate power imbalances between reviewers and authors, particularly when authors expressed a sense of ownership over the code (Iisakka &amp; Tervonen, 2001).</text:span></text:p>
      <text:p text:style-name="P15">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343379527" text:style-name="L1">
        <text:list-item>
          <text:p text:style-name="P23">Integration of inspection and development processes to connect reviews with day-to-day work;</text:p>
        </text:list-item>
        <text:list-item>
          <text:p text:style-name="P23">Asynchronous review in place of formal meetings, which would reduce waste associated with meetings and allow more frequent reviews;</text:p>
        </text:list-item>
        <text:list-item>
          <text:p text:style-name="P23">Emphasizing developer quality over defect detection, building programmer skills and precluding repeat defects;</text:p>
        </text:list-item>
        <text:list-item>
          <text:p text:style-name="P23">Creation of organization-wide review knowledge bases to streamline inspection;</text:p>
        </text:list-item>
        <text:list-item>
          <text:p text:style-name="P23">Outsourcing review to dedicated inspection consultants who bring community best practices into the development team;</text:p>
        </text:list-item>
        <text:list-item>
          <text:p text:style-name="P23">Computer mediation to reduce clerical overhead and support analysis and reflection;</text:p>
        </text:list-item>
        <text:list-item>
          <text:p text:style-name="P23">Increasing the number of reviewers per project to improve coverage.</text:p>
        </text:list-item>
      </text:list>
      <text:h text:style-name="Heading_20_3" text:outline-level="3"><text:soft-page-break/>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than others (Porter, Siy, Mockus, &amp; Votta, 1998).</text:p>
      <text:p text:style-name="Text_20_body">Fagan (1976; 1986) described six stages for any review.</text:p>
      <text:list xml:id="list1882992290" text:continue-list="list343379527" text:style-name="L1">
        <text:list-item text:start-value="1">
          <text:p text:style-name="P23">During the <text:span text:style-name="T5">planning</text:span> stage the code author collected the material to be reviewed, ensured that the material was ready to inspect, selected participants, and determined a location and time for the review (Fagan, 1976).</text:p>
        </text:list-item>
        <text:list-item>
          <text:p text:style-name="P23">In the <text:span text:style-name="T5">overview</text:span> stage the author assigned roles, shared the goals of the inspection, and identified the portions of the material under review (Fagan, 1976).</text:p>
        </text:list-item>
        <text:list-item>
          <text:p text:style-name="P23">During the <text:span text:style-name="T5">preparation</text:span> stage reviewers read the material to become familiar with the code, but were discouraged from looking for defects (Fagan, 1976).</text:p>
        </text:list-item>
        <text:list-item>
          <text:p text:style-name="P23">The <text:span text:style-name="T5">inspection</text:span> stage was a face-to-face group meeting conducted to step through the code, identify defects, and classify defects by type and severity (Fagan, 1976). Fagan (1986) cautioned against attempts to determine solutions during this meeting.</text:p>
        </text:list-item>
        <text:list-item>
          <text:p text:style-name="P23">In the <text:span text:style-name="T5">rework</text:span> stage, the code author evaluated the list of defects and made repairs (Fagan, 1976).</text:p>
        </text:list-item>
        <text:list-item>
          <text:p text:style-name="P23"><text:soft-page-break/>Finally, during the <text:span text:style-name="T5">follow up</text:span> stage, the author verified the rework with the original review team (Fagan, 1976).</text:p>
        </text:list-item>
      </text:list>
      <text:p text:style-name="P7">Subsequent research on the code review process included most or all of Fagan's stages, but generalized them into <text:span text:style-name="T5">preparation</text:span><text:span text:style-name="T7"> (Fagan's planning through preparation stages)</text:span>, <text:span text:style-name="T5">collection </text:span><text:span text:style-name="T7">(Fagan's inspection stage)</text:span>, and <text:span text:style-name="T5">repair</text:span> (Fagan's rework and follow up stages) (Porter, Siy, Mockus, &amp; Votta, 1998). <text:span text:style-name="T7">Sauer, Ross, Land, and Yetton (2000) refined the common code review stages, suggesting a discovery stage conducted by multiple independent expert reviewers, a collection stage conducted by only the author, and a discrimination stage conducted by an expert pair of reviewers. Defects were identified in the discovery stage, collected in the collection stage, and assessed in the discrimination stage (Sauer, Ross, Land, &amp; Yetton, 2000).</text:span></text:p>
      <text:p text:style-name="Text_20_body">Tailoring the inspection process was proposed as a successful way to introduce code review to a development organization or to revive waning interest in reviews (Denger &amp; Shull, 2007). Rather than relying on prescribed preparation, collection, report steps, TAQtIC (Tailoring Approach for Quality-Driven Inspections) was “<text:span text:style-name="T13">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is the identification of roles. Three roles are common throughout the literature: the code author(s), the reviewer(s), and a meeting or review moderator. Less common inspection roles included tester (Fagan, 1976), designer <text:soft-page-break/>(Fagan, 1976), producer (Stein, Riedl, Harner, &amp; Mashayekhi, 1997), and recorder (Wiegers, 1995).<text:span text:style-name="T7"> </text:span>Fagan (1986) called the moderator the most critical role, and characterized the ideal moderator as a player-coach throughout the inspection process. Most subsequent reports focused on the reviewer role. Mäntylä and Lassenius (2009) reported that certain classes of errors were only found by experienced reviewers. <text:span text:style-name="T7">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15">Sauer, Ross, Land, and Yetton (2000) applied the behavioral theory of group performance to code review roles. The behavioral theory of group performance suggested that group effectiveness would be determined by the available task expertise,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text:soft-page-break/>Votta (1993) concluded that the transaction costs incurred while scheduling meetings were greater than the benefits gained via asynchronous inspection meetings. <text:span text:style-name="T7">Perpich, Perry, Porter, Votta, and Wade (1997) recommended asynchronous reviews to ameliorate schedule bottlenecks, which were found to be worse in large teams and when geographical and temporal distance increased (significant time differences between teams made synchronous review meetings impractical). Perpich, Perry, Porter, Votta, and Wade (1997) also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However, new findings uncovered during face-to-face meetings were classified as easy to identify, further limiting the value of in-person review (Kelly &amp; Shepard, 2003). Kelly and Shepard (2003) also concluded that an author reviewing findings individually may be as effective as the author reviewing findings in a group, echoing the conclusions of Votta (1993). Votta (1993) and Sauer, Ross, Land, and Yetton (2000) reported that the primary benefit of a face-to-face inspection meeting may be that meetings reduced the number of false positive defects.</text:span></text:p>
      <text:h text:style-name="P34" text:outline-level="3">The impact of developer skills on code review.</text:h>
      <text:p text:style-name="Text_20_body"><text:span text:style-name="T7">Despite the research attention, 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text:span><text:soft-page-break/><text:span text:style-name="T7">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used in the review, and the effort expended by the developer. Similarly, Uwano, Monden, and Matsumoto (2008) found that code review ability did not correlate with design review ability, and vice versa.</text:span></text:p>
      <text:p text:style-name="P15">Despite the rich collection of literature studying code review, sociological aspects such as programmer learning and development have received little attention (Iisakka &amp; Tervonen, 2001). Kelly and Shepard (2002) stated that “observations suggest that the success of inspections, both traditional and non-traditional, is influenced strongly by soft issues” (Kelly &amp; Shepard, 2002, p. 7). In an investigation of qualitative, “people-centric” aspects of code review, Kelly and Shepard (2002) found that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design guidelines for code review researchers:</text:p>
      <text:list xml:id="list527861490" text:style-name="L2">
        <text:list-item>
          <text:p text:style-name="P25"><text:soft-page-break/>Specify the goals of the inspection, defining terms and indicating what is being reviewed and what type of feedback is desired.</text:p>
        </text:list-item>
        <text:list-item>
          <text:p text:style-name="P25">Identify tradeoffs in reviewer skills, such as domain expertise versus implementation language expertise.</text:p>
        </text:list-item>
        <text:list-item>
          <text:p text:style-name="P25">Clean up the product to be inspected. Automated tools may fix style issues that can distract reviewers from functional defects.</text:p>
        </text:list-item>
        <text:list-item>
          <text:p text:style-name="P25">Use a structured inspection technique.</text:p>
        </text:list-item>
        <text:list-item>
          <text:p text:style-name="P25">Build a process based on inspections. The infrastructure available must identify goals, timing, and participants for an inspection.</text:p>
        </text:list-item>
        <text:list-item>
          <text:p text:style-name="P25">Give inspectors responsibility and authority. Make the author available to reviewers. Divide code among reviewers to foster a sense of ownership.</text:p>
        </text:list-item>
        <text:list-item>
          <text:p text:style-name="P25">Ensure that inspectors have the space to inspect. Schedules must accommodate inspections.</text:p>
        </text:list-item>
        <text:list-item>
          <text:p text:style-name="P25">Use metrics cautiously when assessing the effectiveness of an inspection activity. Metrics may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7">To accommodate varying skill levels among programmers, researchers have proposed and studi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text:span><text:soft-page-break/><text:span text:style-name="T7">new code. Basili (1997) pointed out that reading precedes writing in natural language acquisition, but that programmers are taught first to write code and then, if at all, to read code. Basili (1997) suggested that effective code reading required that the reader <text:s/>understood that code reading is effective and that the reader used a sufficiently well-defined reading technique.</text:span></text:p>
      <text:p text:style-name="P15">In an eye-tracking study that investigated code reading,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skipped or shortened the scan period, and started looking for defects right away (Uwano, Nakamura, Monden, &amp; Matsumoto, 2006).</text:p>
      <text:p text:style-name="P15">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15">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A specific type of checklist—in-house coding standards, including code structure and what the meaning of terms like “simplicity” and “readability”—was identified by Kelly and Shepard (2002) as a way to review house style. Checklist-based <text:soft-page-break/>reading was criticized for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 adequate context, as they could only be based on past projects and could not help programmers understand current code.</text:p>
      <text:p text:style-name="P15">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15">Scenario-based reading was introduced as a meta-technique that varied reading techniques in different project scenarios (Basili, 1997). A reading technique could be selected by assessing the project across dimensions including:</text:p>
      <text:list xml:id="list1403248376" text:style-name="L3">
        <text:list-item>
          <text:p text:style-name="P26">The goals of the review, for example, to find bugs, to understand performance, or to evaluate maintainability;</text:p>
        </text:list-item>
        <text:list-item>
          <text:p text:style-name="P26">The context of the review, for example, the project phase or available inspectors;</text:p>
        </text:list-item>
        <text:list-item>
          <text:p text:style-name="P26"><text:soft-page-break/>The type of input under review, for example, code, requirements, or tests;</text:p>
        </text:list-item>
        <text:list-item>
          <text:p text:style-name="P26">The type of output desired;</text:p>
        </text:list-item>
        <text:list-item>
          <text:p text:style-name="P26">The degree of rigor required;</text:p>
        </text:list-item>
        <text:list-item>
          <text:p text:style-name="P26">The perspective of the reviewer;</text:p>
        </text:list-item>
        <text:list-item>
          <text:p text:style-name="P26">Qualities of the product, for example, the age of the code or level of test coverage;</text:p>
        </text:list-item>
        <text:list-item>
          <text:p text:style-name="P26">Qualities of the overall process, such as reviewer training (Basili, 1997).</text:p>
        </text:list-item>
      </text:list>
      <text:p text:style-name="P15">Scenario-based reading suggested that there was no single definition of quality (Basili, 1997). This position was adopted separately by Basili et al. (1996) and Laitenberger and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tester, designer, user, etc.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under inspection (Basili et al., 1996). Perspective-based reading increased motivation among readers by reducing perceived duplication of effort: each reviewer was unlikely to duplicate another reader's findings (Denger &amp; Shull, 2007). However, perspective-based reading required larger review teams to ensure adequate coverage (Basili et al., 1996).</text:p>
      <text:p text:style-name="P15">Thelin, Runeson, and Wohlin (2003) expanded on the user role in perspective-based reading in their description of usage-based reading. Usage-based reading took a set of use cases as the starting point, and asked reviewers to focus on defects that had the <text:soft-page-break/>most negative impact on end users' perceptions of product quality (Thelin, Runeson, &amp; Wohlin, 2003). In inspections of requirements, Thelin, Runeson, and Wohlin (2003) found that usage-based reading found more defects more quickly than checklist-based inspection of the same documents. For code review, checklist-based reading found more low-level defects than usage-based reading, in part because checklists worked at a low level of abstraction (Deimel, 1985; Thelin, Runeson, &amp; Wohlin, 2003).</text:p>
      <text:p text:style-name="P15">Pair programming has been classified as a reading technique, in the sense that it is a real-time review of newly-written code (Williams &amp; Kessler, 2000). Evaluations of pair programming have shown similar benefits to evaluations of code review—higher efficiency and higher quality (Williams &amp; Kessler, 2000). The real-time code review provided by the observer on a pair programming team was classified by Williams and Kessler (2000) as one of the key elements in the success of pair programming.</text:p>
      <text:h text:style-name="P34" text:outline-level="3">Code review tools.</text:h>
      <text:p text:style-name="P15">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Smart Bear Software Code Collaborator, Atlassian Crucible, etc.), and open source applications (Codestriker, Review Board, Rietveld, etc.). This section reviews tools documented in scholarly literature.</text:p>
      <text:p text:style-name="P15"><text:soft-page-break/>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text:s/>Brothers, Sembugamoorthy, and Muller (1990) reported that programmers altered their review practice by using ICICLE's static analysis feature to refine code before submitting it for review.</text:p>
      <text:p text:style-name="P15">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7">Perpich, Perry, Porter, Votta, and Wade (1997) studied use of an intranet to support asynchronous code review. The tool centered on two types of artifact: an inspection package and email notifications. The inspection package included the status of the review, diff-annotated source code, and general or line-specific annotations. The inspection package was created by the code author and updated by reviewers. Email </text:span><text:soft-page-break/><text:span text:style-name="T7">notifications were used to inform participants of status changes, such as the availability of an inspection package. A feature that differentiated the approach studied by Perpich, Perry, Porter, Votta, and Wade (1997) from subsequent tools was the preservation of the moderator role independent of the author role. The moderator validated the author's repair plans for each defect, and was the only participant who could mark a review complete. This helped to ensure that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7">Perpich, Perry, Porter, Votta, and Wade (1997), AISA used email to synchronize communication between review participants. AISA included design elements intended to preserve positive elements of face-to-face inspection meetings. Group decision support features allowed the team to preserve consensus—the feeling that decisions were made and agreed on collaboratively—and coordination—participants felt that there was a clear process to the inspection. Communication tools preserved face-to-face values of coordination, sustainable train of thought, and serial discussion between participants. A shared information space preserved visual cues and provided an inspection history. To encourage group decision support, participants were required to vote on each others' contributions; this feature was found to be cumbersome an unnecessary. Stein, Riedl, Harner, and Mashayekhi (1997) found that the extended time frame provided by AISA reviews led to deeper comments between participants, including rebuttals, examples, and citations.</text:span></text:p>
      <text:p text:style-name="Text_20_body"><text:span text:style-name="T7">Laitenberger and Dreyer (1998) investigated the perceived ease of use and usefulness of a Web-based Inspection Process Support tool (WIPS). WIPS supported the </text:span><text:soft-page-break/><text:span text:style-name="T7">defect collection stage of an inspection by allowing reviewers to enter and classify defects (Laitenberger &amp; Dreyer, 1998). During the review meeting, WIPS allowed participants to add, combine, and accept defects (Laitenberger &amp; Dreyer, 1998). Laitenberger and Dreyer (1998) evaluated WIPS with a questionnaire the assessed ease of use and usefulness; reviewers found WIPS easy to use and preferable to paper forms.</text:span></text:p>
      <text:p text:style-name="P15">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Control meetings inspected the same code but did not use the group support tools. Tyran and George (2002) found that the supporting tools minimized some common meeting problems, like dominant behavior and sidetracking. Additionally, groups using the support tools reported more defects in the code they reviewed. However, groups that used the support tools felt more information overload, and were subjectively less satisfied with the experience.</text:p>
      <text:p text:style-name="P15">Parnin, Görg, and Nnadi (2008) explored automated code inspection tools as a complement to code review. These tools proved useful for assessing design and code quality, in particular for maintainability defects that were overlooked by human inspectors focused on functional defects. However, automated inspection tools generated long lists of potential problems, most of which were false positives.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text:soft-page-break/>spread throughout the code under review. While Parnin, Görg, and Nnadi (2008) did not apply their visualizations to defect lists generated by human code reviews, they did not provide any evidence that this would be challenging.</text:p>
      <text:p text:style-name="P15">Meyer (2008) provided an experience report of code review distributed across a worldwide programming language team. Rather than implementing a code-review-focused tool, the team used a combination of collaboration tools to successfully replicate face-to-face review sessions. Voice over IP telephony was used to communicate in real-time; chat filled in when participants could not connect or desired a side conversation. A shared document repository and wiki allowed asynchronous review and documentation of inspection findings. WebEx was used for screen sharing.</text:p>
      <text:p text:style-name="P15">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xt generation of tools that incorporated flexibility and integration across artifacts, process, and results. These “comprehensive tools” (Hedberg, 2004, p. 241) should support:</text:p>
      <text:list xml:id="list1288108760" text:continue-numbering="true" text:style-name="L3">
        <text:list-item>
          <text:p text:style-name="P26">Inspection of multiple <text:span text:style-name="T5">artifact </text:span>formats,<text:span text:style-name="T5"> </text:span>including text and graphics, stored in multiple repository types, including file system and source code control;</text:p>
        </text:list-item>
        <text:list-item>
          <text:p text:style-name="P26">Asynchronous or synchronous <text:span text:style-name="T5">process</text:span>, including integration with project management tools;</text:p>
        </text:list-item>
        <text:list-item>
          <text:p text:style-name="P26">Multifaceted <text:span text:style-name="T5">results</text:span>, including the severity, type, and resolution of defects (Hedberg, 2004).</text:p>
        </text:list-item>
      </text:list>
      <text:h text:style-name="P34" text:outline-level="3"><text:soft-page-break/>Summary.</text:h>
      <text:p text:style-name="P15">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have produced multifacet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29" text:outline-level="2">Human-Computer Interaction and the Challenge of Context</text:h>
      <text:p text:style-name="P15">Exploration of social, behavioral, and contextual issues in technology design is an ongoing theme in human-computer interaction (HCI) research HCI research engaging the challenge of context in technology design and use may be positioned in three evolutionary cycles: from human factors to human actors, from usability to user experience, and from user-centered design to activity-centered design.</text:p>
      <text:h text:style-name="P34" text:outline-level="3">From human factors to human actors.</text:h>
      <text:p text:style-name="Text_20_body"><text:span text:style-name="T7">This section takes its title from Bannon's (1991) widely-cited article, which criticized the then-dominant information processing model of HCI. HCI research evolved </text:span><text:soft-page-break/><text:span text:style-name="T7">from two precedents: a psychological program with roots in ergonomics and human factors studies during and after after World War II, and a field of work research that dated back to Taylor's scientific management (Kuutti, 1999). Researchers embraced cognitive psychology as a way to harden the science behind HCI, partly to counterbalance the dominance of computer science in information technology research and practice (Newell &amp; Card, 1985).</text:span></text:p>
      <text:p text:style-name="P15">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Carroll, 1997). Raskin (2000) recommended four quantitative methods, including GOMS and Fitt's Law, for analyzing a user interface.</text:p>
      <text:p text:style-name="P16">Bannon (1991) argued that the information processing model of HCI had not 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text:soft-page-break/>components of the system, measured by attention, memory and processing speed. Bannon (1991) further criticized the information processing model for de-emphasizing the role of <text:s/>context—motivation, community, and setting—in favor of time consuming and costly laboratory studies.</text:p>
      <text:p text:style-name="P16">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ssumptions about agency were critical, and that, contrary to the assumptions of information processing models, machine and human agency were intertwined, but not equivalent. In successful ERP projects, machines facilitated, enabled, and constrained human behavior, but human intentions and actions—agency—shaped organizational success (Rose, Jones, &amp; Truex, 2005).</text:p>
      <text:h text:style-name="P34" text:outline-level="3">From usability to user experience.</text:h>
      <text:p text:style-name="Text_20_body"><text:span text:style-name="T7">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design research moved from the laboratory (cognitive science) to the field. Tools shifted from formal, rigorous modeling to “discount” usability testing and rapid prototyping (Carroll, 1997). Carroll (1997) described a second evolutionary step beyond usability engineering that involved increased focus on context—the wider “design rationale” </text:span><text:soft-page-break/><text:span text:style-name="T7">behind a system. Design teams considered the discussions, debates, and tradeoffs that determined a design, and constructed design tools like contextual inquiry and user models (Carroll, 1997).</text:span></text:p>
      <text:p text:style-name="P15">Hassenzahl and Tractinsky (2006) described the same evolution as Carroll (1997), but positioned it as user experience, which “gained momentum in recent years, mostly as a countermovement to the dominant, task- and work-related 'usability' paradigm” (p. 91). Hassenzahl and Tractinsky (2006) characterized user experience as primarily practitioner-driven, and attempted to establish a research agenda focused on three principles. First, user experience research should advance beyond instrumental studies of bounded tasks to address deeper human needs, such as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p text:style-name="P15">While Hassenzahl &amp; Tractinsky (2006) encouraged designers and researchers to take a wider view of HCI, they questioned the scope of their own recommendation: “Can designers exert enough control over all relevant elements in a way that a positive experience becomes certain? Or do we rather 'design <text:span text:style-name="T5">for </text:span>an experience', that is, to take experiential aspects into account while designing, without being able to guarantee a particular experience” (p. 95).</text:p>
      <text:h text:style-name="P34" text:outline-level="3">From human-centered design to activity-centered design.</text:h>
      <text:p text:style-name="Text_20_body"><text:span text:style-name="T7">The field of user experience has earned a prominent place in design, but is not without its own challenges. One important challenge was voiced by Norman (2005), who </text:span><text:soft-page-break/><text:span text:style-name="T7">pointed out that many organizations with strong user experience teams continued to ship complex and confusing products. Norman (2005) echoed Hassenzahl and Tractinsky's (2006) concern that the field of user experience may be focused on an overly ambitious target. A design team that enjoyed deep understanding of users' situations, motivations, and emotions was likely to produce good, but not great, design (Norman, 2005). Norman (2005) expressed concern that while designers were likely to have a rich user model, that model might lead to designs that serve one user or group over another, or that do not accommodate advances in users' skills, or, worst, that “too much attention to the needs of the users can lead to a lack of cohesion and added complexity in the design” (pp. 16-17).</text:span></text:p>
      <text:h text:style-name="P29" text:outline-level="2">Activity Theory and Interaction Design</text:h>
      <text:p text:style-name="P15">Successful interaction design requires consideration of human agency, context, and activity (Bannon, 1991; Norman, 2005). Activity theory satisfies these considerations, and has been applied as a theoretical foundation for interaction design. This section provides an overview of activity theory and discusses the role of activity theory in interaction design research.</text:p>
      <text:p text:style-name="P15">Activity theory evolved within the Soviet school of cultural-historical psychology developed by Vygotsky and his followers, notably Luria and Leontiev (Kaptelinin &amp; Nardi, 2006). Cultural-historical psychology was itself built upon Hegel's and Marx's explorations of dialectical materialism and the philosophical role of breakdowns and contradictions in society (Stetsenko, 2005; Vygotsky, 1978). This Marxist and Hegelian heritage supported a grounding principle in activity theory: that there is no separation between mind and behavior or between mind and society (Gay &amp; Hembrooke, 2004). Beginning in the 1970s Soviet psychology research became more widely available <text:soft-page-break/>outside of the U.S.S.R., and activity theory grew into an internationalized and multidisciplinary theory (Engeström, 1999). Scandinavian studies of work practice leaned heavily on ideas from activity theory (Engeström, 1999; Kuutti, 1999). Activity theory was conceptually linked with disciplines including ethnomethodology, pragmatism, and systems theory (Engeström, 1999), ecological psychology (B<text:span text:style-name="T1">æ</text:span>rentsen &amp; Trettvik, 2002; Gay &amp; Hembrooke, 2004), phenomenology (Gay &amp; Hembrooke, 2004), and distributed computing and actor-network theory (Kaptelinin &amp; Nardi, 2006). Carroll (1997) positioned activity theory as potentially the most theoretically rich application of these disciplines to HCI: “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p. 512).</text:p>
      <text:h text:style-name="Heading_20_3" text:outline-level="3">Principles of activity theory.</text:h>
      <text:p text:style-name="Text_20_body"><text:span text:style-name="T7">Activity theorists applied the concept of human activity as the theory's central explanatory idea (Engestr</text:span><text:span text:style-name="T2">ö</text:span><text:span text:style-name="T7">m, 1999). Human activity in this context was defined as “doing in order to transform something” (Kuutti, 1996, p. 25). Stetsenko (2005) explained the conceptual impact of centering the theory on human activity: “In even broader terms, the development of the human mind is conceptualized as originating from practical transformative involvements of people with the world, and as a process that can be understood only by tracing its origination in these involvements and practices” (p. 74).</text:span></text:p>
      <text:p text:style-name="Text_20_body"><text:span text:style-name="T7">At the intrapersonal level, activity theory dealt with the relationship between subject (a human being) and object (Vygotsky, 1978). Object has been a challenging concept for activity theorists to explain and apply (Miettinen, 2005; Stetsenko, 2005). </text:span><text:soft-page-break/><text:span text:style-name="T7">Leontiev introduced the idea of object-oriented activity as a way to explain motivation: “the object of an activity is its true motive” (Leontiev, 1978, p. 62, quoted in Miettinen, 2005). Kuutti (1996) elaborated that transforming an object into an outcome—some visible transformation in the world or in the head—is what motivates the existence of an activity. According to Kuutti (1996) an object could be anything that may be shared for manipulation and transformation by participants in an activity; an object could be material, minimally tangible (such as a plan), or intangible (such as an idea). Kaptelinin, Nardi, and Macaulay (1999) pointed out that an object is not limited to something with physical, chemical, or biological properties—an object may be culturally or socially determined.</text:span></text:p>
      <text:p text:style-name="Text_20_body"><text:span text:style-name="T7">Vygotsky (1978) contended that object-oriented activity did not occur directly between the subject and object, but was mediated by artifacts—tools and signs. Vygotsky focused mainly on semiotic mediation—mediation through signs and symbols, principally spoken language (Wertsch, 2007). Vygotsky (1978) characterized signs and tools as analogous but not equal supporters of mediated activity, with tool-mediated activity externally-oriented and sign-mediated activity internally-oriented. For Vygotsky (1978), mediation allowed social and cultural activity to develop: “The use of signs leads humans to a specific structure of behavior that breaks away from biological development and creates new forms of a culturally-based psychological process” (p. 40). HCI research applying activity theory concentrated on mediation by tools, through, as pointed out by Bødker (1996), artifacts may mediate activity but may also be the object of activity themselves. Bødker (1996) defined three roles that an artifact may play in object-oriented activity: The object may be the artifact (as in a spreadsheet), the object may be </text:span><text:soft-page-break/><text:span text:style-name="T7">represented in the artifact, (as in a letter), or the object may be outside of the artifact (as in a control panel). In any of these cases, a mediating artifact “works well in our activity if it allows us to focus our attention on the real object and badly if it does not” (Bødker, 1996, p. 149).</text:span></text:p>
      <text:p text:style-name="Text_20_body"><text:span text:style-name="T7">Kaptelinin and Nardi (2006) pointed out that subjects may orient toward objects at different levels in a hierarchical structure (Figure 1)</text:span><draw:frame draw:style-name="fr1" draw:name="Figure 1" text:anchor-type="char" svg:width="6in" style:rel-width="100%" draw:z-index="0"><draw:text-box fo:min-height="0.3201in"><text:p text:style-name="P8"><draw:g text:anchor-type="as-char" draw:z-index="1" draw:style-name="gr1"><draw:connector draw:style-name="gr2" draw:text-style-name="P36" draw:type="line" svg:x1="0.8799in" svg:y1="1.7331in" svg:x2="2.3134in" svg:y2="1.7331in" svg:d="m1267-687h2064"><text:p text:style-name="P35"><text:span text:style-name="T14">Determine</text:span></text:p></draw:connector><draw:connector draw:style-name="gr2" draw:text-style-name="P36" draw:type="line" svg:x1="0.6819in" svg:y1="0.8669in" svg:x2="2.4173in" svg:y2="0.8669in" svg:d="m982-1935h2499"><text:p text:style-name="P35"><text:span text:style-name="T14">Results in</text:span></text:p></draw:connector><draw:connector draw:style-name="gr2" draw:text-style-name="P36" draw:type="line" svg:x1="0.7547in" svg:y1="0.0004in" svg:x2="2.3756in" svg:y2="0.0004in" svg:d="m1087-3183h2334"><text:p text:style-name="P35"><text:span text:style-name="T14">Generates</text:span></text:p></draw:connector><draw:connector draw:style-name="gr3" draw:text-style-name="P37" draw:type="line" svg:x1="2.7217in" svg:y1="0.1756in" svg:x2="2.7217in" svg:y2="0.6945in" svg:d="m3919-2930v747"><text:p text:style-name="P35"><text:span text:style-name="T15">Composed of</text:span></text:p></draw:connector><draw:connector draw:style-name="gr3" draw:text-style-name="P37" draw:type="line" svg:x1="2.7217in" svg:y1="1.0413in" svg:x2="2.7217in" svg:y2="1.5591in" svg:d="m3919-1684v746"><text:p text:style-name="P35"><text:span text:style-name="T15">Composed of</text:span></text:p></draw:connector><draw:connector draw:style-name="gr4" draw:text-style-name="P38" draw:type="line" svg:x1="0.4398in" svg:y1="0.1756in" svg:x2="0.4398in" svg:y2="0.6945in" svg:d="m633-2930v747"><text:p/></draw:connector><draw:connector draw:style-name="gr4" draw:text-style-name="P38" draw:type="line" svg:x1="0.4398in" svg:y1="1.0413in" svg:x2="0.4398in" svg:y2="1.5591in" svg:d="m633-1684v746"><text:p/></draw:connector><draw:g draw:style-name="gr5"><draw:frame draw:style-name="gr6" draw:text-style-name="P39" svg:width="0.6303in" svg:height="0.348in" svg:x="0.1252in" svg:y="2.3402in"><draw:text-box><text:p text:style-name="P35"><text:span text:style-name="T16">Motive</text:span></text:p></draw:text-box></draw:frame><draw:frame draw:style-name="gr6" draw:text-style-name="P39" svg:width="0.6925in" svg:height="0.348in" svg:x="2.3756in" svg:y="2.3402in"><draw:text-box><text:p text:style-name="P35"><text:span text:style-name="T16">Activity</text:span></text:p></draw:text-box></draw:frame><draw:frame draw:style-name="gr6" draw:text-style-name="P39" svg:width="1.474in" svg:height="0.348in" svg:x="4.0535in" svg:y="2.3402in"><draw:text-box><text:p text:style-name="P35"><text:span text:style-name="T16">Why activity occurs</text:span></text:p></draw:text-box></draw:frame></draw:g><draw:g draw:style-name="gr5"><draw:frame draw:style-name="gr6" draw:text-style-name="P39" svg:width="0.4843in" svg:height="0.348in" svg:x="0.198in" svg:y="3.2071in"><draw:text-box><text:p text:style-name="P35"><text:span text:style-name="T16">Goal</text:span></text:p></draw:text-box></draw:frame><draw:frame draw:style-name="gr6" draw:text-style-name="P39" svg:width="0.6094in" svg:height="0.348in" svg:x="2.4173in" svg:y="3.2071in"><draw:text-box><text:p text:style-name="P35"><text:span text:style-name="T16">Action</text:span></text:p></draw:text-box></draw:frame><draw:frame draw:style-name="gr6" draw:text-style-name="P39" svg:width="1.5051in" svg:height="0.348in" svg:x="4.0382in" svg:y="3.2071in"><draw:text-box><text:p text:style-name="P35"><text:span text:style-name="T16">What activity occurs</text:span></text:p></draw:text-box></draw:frame></draw:g><draw:g draw:style-name="gr5"><draw:frame draw:style-name="gr6" draw:text-style-name="P39" svg:width="0.8803in" svg:height="0.348in" svg:x="0in" svg:y="4.0728in"><draw:text-box><text:p text:style-name="P35"><text:span text:style-name="T16">Conditions</text:span></text:p></draw:text-box></draw:frame><draw:frame draw:style-name="gr6" draw:text-style-name="P39" svg:width="0.8177in" svg:height="0.348in" svg:x="2.3134in" svg:y="4.0728in"><draw:text-box><text:p text:style-name="P35"><text:span text:style-name="T16">Operation</text:span></text:p></draw:text-box></draw:frame><draw:frame draw:style-name="gr6" draw:text-style-name="P39" svg:width="1.4843in" svg:height="0.348in" svg:x="4.0492in" svg:y="4.0728in"><draw:text-box><text:p text:style-name="P35"><text:span text:style-name="T16">How activity occurs</text:span></text:p></draw:text-box></draw:frame></draw:g><draw:connector draw:style-name="gr7" draw:text-style-name="P38" draw:type="line" svg:x1="3.0681in" svg:y1="0.0004in" svg:x2="4.0535in" svg:y2="0.0004in" svg:d="m4418-3183h1419"><text:p/></draw:connector><draw:connector draw:style-name="gr7" draw:text-style-name="P38" draw:type="line" svg:x1="3.0264in" svg:y1="0.8669in" svg:x2="4.0382in" svg:y2="0.8669in" svg:d="m4358-1935h1457"><text:p/></draw:connector><draw:connector draw:style-name="gr7" draw:text-style-name="P38" draw:type="line" svg:x1="3.1307in" svg:y1="1.7331in" svg:x2="4.0492in" svg:y2="1.7331in" svg:d="m4508-687h1323"><text:p/></draw:connector></draw:g></text:p><text:p text:style-name="P10">Source: Engeström, 1999; Kaptelinin &amp; Nardi, 2006; Kuutti, 1996; Wilson, 2005</text:p><text:p text:style-name="P9">Figure <text:sequence text:ref-name="refFigure0" text:name="Figure" text:formula="ooow:Figure+1" style:num-format="1">1</text:sequence>: The hierarchical structure of activity</text:p></draw:text-box></draw:frame><text:span text:style-name="T7">. At the highest level, the object represented a motive that fulfilled a conscious or unconscious need or desire, and generated an activity (Engeström, 1999; Wilson, 2006). These activities represented the </text:span><text:soft-page-break/><text:span text:style-name="T7">central unit of analysis in activity theory, and explained the “why” behind a subject's activity (Bødker, 1996). Human activities were not generally enacted directly at their motive (Kaptelinin &amp; Nardi, 2006). Instead, according to Kaptelinin and Nardi (2006), activities were composed of actions, which were directed at goals. Stetsenko (2005) </text:span><text:span text:style-name="T7">differentiated between motives and goals, characterizing motives as socialized and goals as individualized. Yet Stetsenko (2005) also illustrated that, which different, goals and </text:span><text:span text:style-name="T7">their motive did not exist separately, but constructed and transformed each other. Kuutti (1996) claimed that the same action may be different when performed as part of a different activity: For example, a manager may present the same report differently when delivering the report to her team and when delivering the report to senior management. Just as one action could change in the context of different activities, Bardram (1997) contended that a single action could be polymotivated. A polymotivated action occurred when multiple activities that shared the same goal temporarily overlapped (Bardram, 1997). Just as activities were enacted through actions, actions were composed of operations oriented toward the conditions surrounding an action (Engeström, 1999; Wilson, 2006). Kaptelinin and Nardi (2006) described operations as generally unconscious “routine processes providing an adjustment of an action to the ongoing situation” (p. 62). Kaptelinin and Nardi (2006) stated that an action could transition to an operation, and become routine, and a previously unconscious operation could become an action when conditions broke down or deviated from what was expected. This relationship between goals and conditions was by Norman (1993) as reflective (conscious) versus experiential (unconscious) cognition.</text:span></text:p>
      <text:p text:style-name="Text_20_body"><text:span text:style-name="T7">The creators of activity theory used the concept of activity to describe human </text:span><text:soft-page-break/><text:span text:style-name="T7">development (Kaptelinin &amp; Nardi, 2006). Transformations between levels of activity represented one type of development (Engeström, 1999). Vygotsky (1978) described internalization as a broader developmental processes resulting in the “internal reconstruction of an external operation” (p. 56). According to Vygotsky (1978), </text:span><text:span text:style-name="T7">internalization was the result of a series of developmental events that occurred over a period of time, as a subject first performed an activity with external assistance from people and artifacts, then reconstructed the activity internally, and finally was able to perform the activity individually. B</text:span><text:span text:style-name="T2">é</text:span><text:span text:style-name="T7">guin and Rebardel (2000) characterized internalization as the process that results in development of expertise. The complement to internalization, externalization, was described as a gap in the foundational activity theory research (Engeström, 1999; Stetsenko, 2005). Engeström (1999) described externalization as the development of new activities from breakdowns in existing activities. B</text:span><text:span text:style-name="T2">é</text:span><text:span text:style-name="T7">guin and Rebardel (2000) positioned externalization as a key creative process, where a search for solutions led to the invention of new artifacts to facilitate performance. In this sense, externalization as described in activity theory echoes Winograd and Flores' phenomenological approach to HCI: “new design can be created and implemented only in the space that emerges in the recurrent structure of breakdown. A design constitutes an interpretation of breakdown and a committed attempt to anticipate future breakdowns.” (p. 78).</text:span></text:p>
      <text:p text:style-name="P15">Historicity was presented as an important but under-researched corollary to activity theory's investigation of human development through internalization and externalization (Nardi, 2007). Engeström (1999) suggested that researchers identify past cycles of an activity to understand the evolution of the mediating artifacts around the <text:soft-page-break/>activity. Quek and Shah (2004) saw the elicitation of historical activity as a strength of activity theory when applied to information systems development.</text:p>
      <text:h text:style-name="P34" text:outline-level="3">Collective activity and activity systems.</text:h>
      <text:p text:style-name="Text_20_body"><text:span text:style-name="T7">Vygotsky and his followers applied the principles that became activity theory as a </text:span><text:span text:style-name="T7">socialized, cultural reaction to dualist psychology (Bakhurst, 2007). Engeström (1999) found that this led to a restricting focus on individual activity, even if that activity was acknowledged as mediated by social and cultural artifacts. Engeström (1999) worried that without a collective dimension the true motive of activity could be masked: “The outcomes of my actions [preparing and presenting a speech] appear to be very limited and situation bound: a particular text, a momentary impact on <text:s/>the listeners. If this is all there is to gain, why did I bother to prepare the speech in the first place? Somehow, this level of representation hides or obscures the motive behind the actions.” (p. 30). To address </text:span><text:span text:style-name="T7">this limitation, Engeström (1999) introduced the activity system as a model of collective activity and a way to connect individual actions to collective activity (Figure 2)</text:span><draw:frame draw:style-name="fr2" draw:name="Figure 2" text:anchor-type="char" svg:width="6in" style:rel-width="100%" draw:z-index="2"><draw:text-box fo:min-height="0.2in"><text:p text:style-name="P6"><draw:g text:anchor-type="as-char" svg:y="-1.7835in" draw:z-index="3" draw:style-name="gr8"><draw:frame draw:style-name="gr6" draw:text-style-name="P39" svg:width="0.724in" svg:height="0.348in" svg:x="1.4063in" svg:y="0in"><draw:text-box><text:p text:style-name="P35"><text:span text:style-name="T16">Artifacts</text:span></text:p></draw:text-box></draw:frame><draw:custom-shape draw:style-name="gr9" draw:text-style-name="P38" svg:width="1.5004in" svg:height="0.7504in" svg:x="0.2681in" svg:y="1.09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9" draw:text-style-name="P38" svg:width="1.5004in" svg:height="0.7504in" svg:x="1.7681in" svg:y="1.09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9" draw:text-style-name="P38" draw:id="id7" svg:width="1.5004in" svg:height="0.7504in" svg:x="1.0189in" svg:y="0.34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6" draw:text-style-name="P39" draw:id="id6" svg:width="0.9425in" svg:height="0.348in" svg:x="1.2972in" svg:y="1.8453in"><draw:text-box><text:p text:style-name="P35"><text:span text:style-name="T16">Community</text:span></text:p></draw:text-box></draw:frame><draw:frame draw:style-name="gr6" draw:text-style-name="P39" draw:id="id5" svg:width="0.9012in" svg:height="0.5358in" svg:x="2.8181in" svg:y="1.8437in"><draw:text-box><text:p text:style-name="P35"><text:span text:style-name="T16">Division of</text:span><text:span text:style-name="T16"><text:line-break/></text:span><text:span text:style-name="T16">labor</text:span></text:p></draw:text-box></draw:frame><draw:frame draw:style-name="gr6" draw:text-style-name="P39" draw:id="id3" svg:width="0.5362in" svg:height="0.348in" svg:x="0in" svg:y="1.8453in"><draw:text-box><text:p text:style-name="P35"><text:span text:style-name="T16">Rules</text:span></text:p></draw:text-box></draw:frame><draw:frame draw:style-name="gr10" draw:text-style-name="P39" draw:id="id4" svg:width="0.6512in" svg:height="0.348in" svg:x="0.3634in" svg:y="0.922in"><draw:text-box><text:p text:style-name="P35"><text:span text:style-name="T16">Subject</text:span></text:p></draw:text-box></draw:frame><draw:frame draw:style-name="gr11" draw:text-style-name="P39" draw:id="id1" svg:width="0.7587in" svg:height="0.348in" svg:x="2.522in" svg:y="0.9228in"><draw:text-box><text:p text:style-name="P35"><text:span text:style-name="T16">Object</text:span></text:p></draw:text-box></draw:frame><draw:frame draw:style-name="gr12" draw:text-style-name="P39" draw:id="id2" svg:width="0.7657in" svg:height="0.348in" svg:x="3.7673in" svg:y="0.9236in"><draw:text-box><text:p text:style-name="P35"><text:span text:style-name="T16">Outcome</text:span></text:p></draw:text-box></draw:frame><draw:connector draw:style-name="gr13" draw:text-style-name="P38" draw:type="line" svg:x1="3.2807in" svg:y1="1.0969in" svg:x2="3.7673in" svg:y2="1.0972in" draw:start-shape="id1" draw:start-glue-point="1" draw:end-shape="id2" draw:end-glue-point="3" svg:d="m4724-990 701 1"><text:p/></draw:connector><draw:connector draw:style-name="gr14" draw:text-style-name="P38" draw:type="line" svg:x1="2.522in" svg:y1="1.0969in" svg:x2="0.2681in" svg:y2="1.8449in" draw:start-shape="id1" draw:start-glue-point="3" draw:end-shape="id3" draw:end-glue-point="0" svg:d="m3632-990-3246 1078"><text:p/></draw:connector><draw:connector draw:style-name="gr14" draw:text-style-name="P38" draw:type="line" svg:x1="1.0138in" svg:y1="1.0961in" svg:x2="3.2681in" svg:y2="1.8433in" draw:start-shape="id4" draw:start-glue-point="1" draw:end-shape="id5" draw:end-glue-point="0" svg:d="m1460-991 3246 1077"><text:p/></draw:connector><draw:connector draw:style-name="gr14" draw:text-style-name="P38" draw:type="line" svg:x1="1.7681in" svg:y1="1.8449in" svg:x2="1.7689in" svg:y2="0.3461in" draw:start-shape="id6" draw:start-glue-point="0" draw:end-shape="id7" draw:end-glue-point="4" svg:d="m2546 88 1-2159"><text:p/></draw:connector></draw:g></text:p><text:p text:style-name="P10">Source: Engeström, 1999</text:p><text:p text:style-name="Figure">Figure <text:sequence text:ref-name="refFigure1" text:name="Figure" text:formula="ooow:Figure+1" style:num-format="1">2</text:sequence>: Engeström's model of the activity system</text:p></draw:text-box></draw:frame><text:span text:style-name="T7">. Engeström's (1999) approach built upon the central activity theory model of a subject's </text:span><text:soft-page-break/><text:span text:style-name="T7">activity directed at an object and mediated by artifacts, and added concepts describing mediated collective activity. Rules mediated a subject's relationships with the community and object-oriented activity through explicit or implicit norms, conventions, and relationships (Kuutti, 1996). Division of labor provided a way to describe the </text:span><text:span text:style-name="T7">community's organization with regard to an object (Kuutti, 1996). Kaptelinin and Nardi (2006) used division of labor to explain socially distributed behavior—the common situation where an individual's actions are motivated by one object but directed toward another. In these cases the object was shared (but not necessarily identical), it drove and coordinated the actions of many people in an activity system (Miettinen, 2005). Miettinen (2005) described this phenomenon as “multi-motivated” activity: “Because an object of activity is complex and contradictory by its very nature, various individual aspirations, desires, and motives are attached to it and developed during its creation. In this sense, any </text:span><text:span text:style-name="T7">collective activity is multi-motivated.” (p. 64). Holland and Reeves (1996) described a variation of multi-motivated activity in an academic software project. Holland and Reeves (1996) assumed that student teams performing the same activity—development of a software system for a class grade—would share an object of their activity—the software program under development. However, Holland and Reeves (1996) found very different motives between different teams—one team's object was the (graded) documentation associated with the project, while another team's object was the software code itself.</text:span></text:p>
      <text:h text:style-name="P34" text:outline-level="3">The role of theory in interaction design.</text:h>
      <text:p text:style-name="P15">Human-computer interaction and computer supported cooperative work were two of the first fields to incorporate activity theory into Western research (Kaptelinin &amp; <text:soft-page-break/>Nardi, 2006). Bødker (1996) identified activity theory as particularly useful to HCI because activity theory supported instrument-level analysis without sacrificing context. Kuutti (1999) positioned HCI research as a central part of a broader challenge: How to handle contextuality in work research. Kuutti (1999) claimed that information systems were a major force driving changes in work, and that “[t]he transforming of work needs new kinds of support and poses new problems. Old conceptual tools are inadequate for solving them, and the IS debate is searching for new frameworks for doing precisely that.” (p. 171). Kuutti (1999) suggested activity theory as a new conceptual tool, mapping activity theory concepts to new research problems in IS and HCI.</text:p>
      <text:p text:style-name="P15">Halverson (2002) described four roles that theory may play in HCI research:</text:p>
      <text:list xml:id="list2104217550" text:continue-numbering="true" text:style-name="L3">
        <text:list-item>
          <text:p text:style-name="P27"><text:span text:style-name="T7">In an </text:span><text:span text:style-name="T5">applicable</text:span><text:span text:style-name="T7"> role theory informs and guides design decisions;</text:span></text:p>
        </text:list-item>
        <text:list-item>
          <text:p text:style-name="P27"><text:span text:style-name="T7">In an </text:span><text:span text:style-name="T5">inferential</text:span><text:span text:style-name="T7"> role theory helps make inferences and predictions;</text:span></text:p>
        </text:list-item>
        <text:list-item>
          <text:p text:style-name="P27"><text:span text:style-name="T7">In a </text:span><text:span text:style-name="T5">rhetorical </text:span><text:span text:style-name="T7">role theory provides a structure for naming things and mapping names to the real word;</text:span></text:p>
        </text:list-item>
        <text:list-item>
          <text:p text:style-name="P27"><text:span text:style-name="T7">In a </text:span><text:span text:style-name="T5">descriptive</text:span><text:span text:style-name="T7"> role theory provides a conceptual framework for describing and making sense of the world.</text:span></text:p>
          <text:p text:style-name="P28">Activity theory has been applied primarily in rhetorical and descriptive roles. For example, Matthews, Rattenbury, and Carter (2007) used activity theory to provide common terminology in their retrospective of the design process for peripheral displays in ubiquitous computing. Fewer studies have applied activity theory in an applicable role, through, as Winograd (2006) argued, theories have great value in shaping the understanding that a designer brings to a problem. Norman (2005, 2006) pointed out the importance of these orienting theories, arguing that organizations with strong design <text:soft-page-break/>teams continue to ship poorly-designed products. Norman (2005) called for an new approach to design based upon a shift in designers' theoretical bias from people to activities.</text:p>
        </text:list-item>
      </text:list>
      <text:h text:style-name="P34" text:outline-level="3">HCI applications of activity theory.</text:h>
      <text:p text:style-name="Text_20_body"><text:span text:style-name="T7">Kuutti (1996) explored contributions that activity theory could make to HCI. First, activity theory showed that supporting work practices was more important that improving usability—people would adapt to bad UI design but would reject applications that did not allow them to satisfy their goals and motives (Kuutti, 1996). This argument was reiterated by Norman (2006), who tweaked his own epigraph from </text:span><text:span text:style-name="T5">Things that Make Us Smart</text:span><text:span text:style-name="T7"> (</text:span><text:span text:style-name="T5">“</text:span><text:span text:style-name="T7">People Propose, Science Studies, Technology Conforms”, p.253)–stating “[n]one of this tools adapt to the people nonsense—people adapt to the tools” (p.15). Kuutti (1996) also suggested that activity theory provided ways to understand activity at technical, conceptual, and contextual levels, a social context for understanding HCI beyond individuals, and a perspective that incorporated change and development over time.</text:span></text:p>
      <text:p text:style-name="P15">Quek and Shah (2004) surveyed five activity-theory-based information systems development methodologies. The majority of these methods focused on early stages of the development process, including domain analysis and requirements elicitation, and <text:s/>none covered the entire development life cycle (Quek &amp; Shah, 2004). Multiple studies used activity theory principles like mediation and the hierarchical structure of activity to classify research data (Quek &amp; Shah, 2004). Others used models based on activity theory, such as Engeström's (1999) activity system to structure research results (Quek &amp; Shah, 2004). Quek and Shah (2004) criticized the research reports for failing to apply all of the <text:soft-page-break/>principles of activity theory, and for providing minimal validation of the development methodology.</text:p>
      <text:p text:style-name="Text_20_body"><text:span text:style-name="T7">As noted by Quek and Shah (2004), most applications of activity theory focused </text:span><text:span text:style-name="T7">on system design and evaluation. In Wilson's (2006) evaluation of information systems studies and implementations, activity theory provided a deep understanding of the information needs and uses driving the development projects. Kaptelinin, Nardi, and Macaulay (1999) stated “[w]e see [activity theory's] main potential in supporting researchers and designers in their own search for solutions, in particular, by helping them to ask meaningful questions” (p. 32). Kaptelinin, Nardi, and Macaulay (1999) introduced the activity checklist to help designers and researchers structure their “search for solutions.” The activity checklist was designed to make concrete the abstract principles of activity theory (Kaptelinin, Nardi, &amp; Macaulay, 1999). Kaptelinin, Nardi, and Macaulay (1999) stated that because activity theory resists deconstruction—subjects, objects, artifacts, and sociocultural relationships must be considered as a whole—the activity checklist was meant to provide guidance on where researchers should focus their attention.</text:span></text:p>
      <text:p text:style-name="Text_20_body"><text:span text:style-name="T7">Barthelmess and Anderson (2002) applied activity theory to design of a software development environment. Activity theory was chosen as a way to address the personal nature of programming contrasted with the team-oriented nature of software development (Barthelmess &amp; Anderson, 2002). The motivating object in Barthelmess and Anderson's (2002) study was defined as an evolving software system; the research objective was defined as integration of rules and division of labor into a software development environment. Barthelmess and Anderson (2002) focused their design on collaboration </text:span><text:soft-page-break/><text:span text:style-name="T7">support: providing programmers with a way to modify a document, observe modifications by others, and discuss the modifications within a single tool. Activity theory aided in evaluation of design work, showing that the design broke down by failing </text:span><text:span text:style-name="T7">to align the programmer community towards a common object (Barthelmess &amp; Anderson, 2002). Like Collins, Shukla, &amp; Redmiles (2002), Barthelmess and Anderson (2002) used activity theory to reflect on and improve the design process. Gay and Hembrooke (2004) also suggested activity theory as a tool for reflecting on the design process: “[d]esign is situated in a network of influencing social systems, and building any technological system is a socially constructed and negotiable process. By using an interpretive flexibility framework, developers can understand stakeholders' various goals and apparent inconsistencies” (Gay &amp; Hembrooke, 2004, p. 28).</text:span></text:p>
      <text:p text:style-name="P15">Halverson (2002) argued that a useful HCI theory required enough descriptive power to structure ethnographic research results. A number of studies used activity theory in ethnographic analysis. Bryant, Forte, and Bruckman (2005) conducted an activity-theoretic ethnography of Wikipedia participation. Miettinen and Hasu (2002) analyzed the design and marketing of a new medical research device. Activity theory was used by Turner, Turner, and Horton (1999) to structure and organize ethnographic data for requirements definition in a software firm. Collins, Shukla, and Redmiles (2002) also used activity theory to generate requirements, but focused on classifying mediating artifacts used in customer support activities. Gay and Hembrooke (2004) applied activity theory in an ethnographic analysis of the role that laptops played in mediating college students' collaborative learning activities.</text:p>
      <text:p text:style-name="Text_20_body"><text:span text:style-name="T7">B</text:span><text:span text:style-name="T2">æ</text:span><text:span text:style-name="T7">rentsen and Trettvik (2002) repositioned the well-known HCI concept of </text:span><text:soft-page-break/><text:span text:style-name="T7">affordance using an activity theory. Norman (1999) expressed concern about misconceptions in the popular understanding of affordance within the HCI community. B</text:span><text:span text:style-name="T2">æ</text:span><text:span text:style-name="T7">rentsen and Trettvik (2002) contended that these misunderstandings came from a </text:span><text:span text:style-name="T7">conceptual framework that separated cognition from the physical and social world—in Gibson's original definition an affordance only emerged when organisms were acting in the environment. Activity theory provided a way to clarify the concept:</text:span></text:p>
      <text:p text:style-name="Block_20_quote">In an activity theoretical approach to affordance we find that there are two kinds of use to be considered in artifacts; the possible uses and the intended use. These two uses are not independent but neither are they 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p. 59)</text:p>
      <text:p text:style-name="Text_20_body">Engeström (1999) argued that contradictions—breakdowns in an activity system—allowed the emergence of new, culturally evolved activities. Turner, Turner, and Horton (1999) used the concept of contradictions as a design tool for derivation of requirements from unstructured ethnographic field data. The research methodology reported by Turner, Turner, and Horton (1999) began with diagrams of the activity systems under review, and identified four types of contradiction. Primary contradictions were defined as breakdowns within a node of the activity system, within, for example, the subject or object (Turner, Turner, &amp; Horton, 1999). Secondary contradictions represented breakdowns between two nodes, such as when a subject encountered usability problems in an artifact (Turner, Turner, &amp; Horton, 1999). Tertiary contradictions emerged between <text:soft-page-break/>an activity and a new culturally more evolved activity, such as the common resistance encountered when a new system was introduced into an organization (Turner, Turner, &amp; Horton, 1999). Quaternary contradictions occurred between two concurrent activities; for example, when a team in a meeting attempted to juggle multiple subjects of conversation (Turner, Turner, &amp; Horton, 1999).</text:p>
      <text:p text:style-name="Text_20_body">Bødker (1996) also used activity theory to analyze video research data, focusing on focus shifts and breakdowns. Bødker (1996) identified focus shifts as a visible change in orientation from one object to another. For each video, Bødker (1996) identified the purpose of the activity and its associated actions, the objects of each activity, and switches between objects. When a shift occurred, Bødker (1996) looked for breakdowns and causes. Bødker (1996) concluded that “[b]reakdowns and focus shifts provide good pointers for understanding how an application mediates (or does not mediate) work activity. They are useful in identifying problems of mediation and in designing an application as well as understanding when it is brought into use” (p.172).</text:p>
      <text:h text:style-name="P33" text:outline-level="1">References</text:h>
      <text:p text:style-name="Reference"><text:span text:style-name="T7">Bakhurst, D. (2007). Vygotsky's Demons. In H. Daniels, M. Cole, &amp; J. V. Wertsch (Eds.), </text:span><text:span text:style-name="T5">The Cambridge companion to Vygotsky</text:span><text:span text:style-name="T7"> (pp. 50-76). New York: Cambridge University Press.</text:span></text:p>
      <text:p text:style-name="Reference"><text:span text:style-name="T7">Bannon, L. J. (1991). From human factors to human actors: The role of psychology and human-computer interaction studies in systems design. In J. Greenbaum &amp; M. King (Eds.), </text:span><text:span text:style-name="T5">Design at work: Cooperative design of computer systems</text:span><text:span text:style-name="T7"> (pp. 25-44). Hillsdale, NJ: Erlbaum.</text:span></text:p>
      <text:p text:style-name="Reference"><text:span text:style-name="T7">Bardram, J. E. (1997). Plans as situated action: An activity theory approach to workflow systems. </text:span><text:span text:style-name="T5">Proceedings of the 5</text:span><text:span text:style-name="T10">th</text:span><text:span text:style-name="T5"> European Conference on Computer Supported Cooperative Work</text:span><text:span text:style-name="T7"> (pp. 17-32). Norwell, MA: Kluwer Academic Publishers.</text:span></text:p>
      <text:p text:style-name="Reference"><text:span text:style-name="T7">Basili, V. R. (1997). Evolving and packaging reading technologies. </text:span><text:span text:style-name="T5">Journal of Systems and Software, 38</text:span><text:span text:style-name="T7">, 3-12.</text:span></text:p>
      <text:p text:style-name="P12"><text:span text:style-name="T7">Basili, V. R., Green, S., Laitenberger, O., Lanubile, F., Shull, F., S</text:span><text:span text:style-name="T2">ø</text:span><text:span text:style-name="T7">rumgard, S., &amp; Zelkowitz, M. V. (1996). </text:span>The empirical investigation of perspective-based reading.<text:span text:style-name="T7"> </text:span><text:span text:style-name="T6">Empirical Software Engineering: An International Journal</text:span><text:span text:style-name="T5">, 1</text:span><text:span text:style-name="T7">, 133-164. </text:span></text:p>
      <text:p text:style-name="P12">Beck, K. (with Andres, C.). (2004). Extreme programming explained (2nd Ed.). Boston, MA: Addison-Wesley.</text:p>
      <text:p text:style-name="P12">B<text:span text:style-name="T1">é</text:span>guin, P., &amp; Rebardel, P. (2000). Designing for instrument-mediated activity. <text:span text:style-name="T5">Scandinavian Journal of Information Systems, 12</text:span><text:span text:style-name="T7">(1-2), 173-190.</text:span></text:p>
      <text:p text:style-name="P12">Biffl, S. (2000, November/December). Using inspection data for defect estimation. <text:span text:style-name="T5">IEEE Software</text:span><text:span text:style-name="T7">, 36-43.</text:span></text:p>
      <text:p text:style-name="P12"><text:span text:style-name="T7">Bragdon, A., Zeleznik, R., Reiss, S. P., Karumuri, S., Cheung, W., Kaplan, J., . . . </text:span><text:soft-page-break/><text:span text:style-name="T7">LaViola, J. J., Jr. (2010). Code Bubbles: A working set-based interface for code understanding and maintenance. </text:span><text:span text:style-name="T6">Proceedings of the 28</text:span><text:span text:style-name="T9">th</text:span><text:span text:style-name="T6"> International Conference on Human Factors in Computing Systems</text:span><text:span text:style-name="T7"> (pp. 2503-2512). New York: ACM.</text:span></text:p>
      <text:p text:style-name="Reference"><text:span text:style-name="T7">Brothers, L., Sembugamoorthy, V., &amp; Muller, M. (1990). ICICLE: Groupware for code inspection. </text:span><text:span text:style-name="T4">Proceedings of the 1990 ACM Conference on Computer-Supported Cooperative Work</text:span> (pp. 169-181). New York: ACM.</text:p>
      <text:p text:style-name="P14">Card, S. K., Moran, T. P., &amp; Newell, A. (1983). The psychology of human-computer interaction. Hillsdale, NJ: Erlbaum.</text:p>
      <text:p text:style-name="Reference"><text:span text:style-name="T7">Carroll, J. M. (1997). Human-computer interaction: Psychology as a science of design. </text:span><text:span text:style-name="T5">International Journal of Human-Computer Studies, 46</text:span><text:span text:style-name="T7">, 501-522.</text:span></text:p>
      <text:p text:style-name="Reference"><text:span text:style-name="T7">Collins, P., Shukla, S., &amp; Redmiles, D. (2002). Activity theory and system design: A view from the trenches. </text:span><text:span text:style-name="T5">Computer Supported Cooperative Work, 11</text:span><text:span text:style-name="T7">, 55-80.</text:span></text:p>
      <text:p text:style-name="P12"><text:span text:style-name="T11">Deimel, L. E., Jr. (1985). The uses of program reading. </text:span><text:span text:style-name="T12">SIG</text:span><text:span text:style-name="T6">CSE Bulletin</text:span><text:span text:style-name="T5">, 17</text:span><text:span text:style-name="T7">(2), 5-14. </text:span></text:p>
      <text:p text:style-name="Reference"><text:span text:style-name="T7">Denger, C., &amp; Shull, F. (2007, March-April). A practical approach for quality-driven inspections. </text:span><text:span text:style-name="T5">IEEE Software</text:span><text:span text:style-name="T7">, 79-86.</text:span></text:p>
      <text:p text:style-name="Reference"><text:span text:style-name="T7">Devito Da Cunha, A., &amp; Greathead, D. (2007). Does personality matter? An analysis of code-review ability. </text:span><text:span text:style-name="T5">Communications of the ACM, 50</text:span><text:span text:style-name="T7">(5), 109-112.</text:span></text:p>
      <text:p text:style-name="P12"><text:span text:style-name="T7">Engestr</text:span><text:span text:style-name="T2">ö</text:span><text:span text:style-name="T7">m, Y. (1999). Activity theory and individual and social transformation. In Y. Engestr</text:span><text:span text:style-name="T2">ö</text:span><text:span text:style-name="T7">m, R. Miettinen, &amp; R-L. Punam</text:span><text:span text:style-name="T2">ä</text:span><text:span text:style-name="T7">ki (Eds.), </text:span><text:span text:style-name="T5">Perspectives on activity </text:span><text:span text:style-name="T5">theory </text:span><text:span text:style-name="T7">(pp. 19-38). New York: Cambridge University Press.</text:span></text:p>
      <text:p text:style-name="Reference"><text:span text:style-name="T7">Fagan, M. E. (1976). Design and code inspections to reduce errors in program development. </text:span><text:span text:style-name="T5">IBM Systems Journal, 15</text:span><text:span text:style-name="T7">, 182-211.</text:span></text:p>
      <text:p text:style-name="P12"><text:span text:style-name="T7">Fagan, M. E. (1986). Advances in software inspections. </text:span><text:span text:style-name="T5">IEEE Transactions on Software </text:span><text:soft-page-break/><text:span text:style-name="T5">Engineering, 12</text:span><text:span text:style-name="T7">, 744-751.</text:span></text:p>
      <text:p text:style-name="P12"><text:span text:style-name="T7">Gay, G., &amp; Hembrooke, H. (2004). </text:span><text:span text:style-name="T5">Activity-centered design: An ecological approach to designing smart tools and usable systems</text:span><text:span text:style-name="T7">. Cambridge, MA: MIT Press.</text:span></text:p>
      <text:p text:style-name="P12"><text:span text:style-name="T7">Glass, R. L. (1999). Inspections—some surprising findings. </text:span><text:span text:style-name="T5">Communications of the ACM, 42</text:span><text:span text:style-name="T7">(4), 17-19.</text:span></text:p>
      <text:p text:style-name="P12"><text:span text:style-name="T7">Goguen, J. A., &amp; Linde, C. (1993). Techniques for requirements elicitation. </text:span><text:span text:style-name="T5">Proceedings of the 1993 IEEE International Symposium on Requirements Engineering</text:span><text:span text:style-name="T7"> (pp. 152-164). Los Alamos, CA: IEEE Computer Society Press.</text:span></text:p>
      <text:p text:style-name="P12"><text:span text:style-name="T7">Halverson, C. A. (2002). Activity theory and distributed cognition: Or what does CSCW need to DO with theories? </text:span><text:span text:style-name="T5">Computer Supported Cooperative Work, 11</text:span><text:span text:style-name="T7">, 243-267.</text:span></text:p>
      <text:p text:style-name="P12"><text:span text:style-name="T7">Hassenzahl, M., &amp; Tractinsky, N. (2006). User experience—a research agenda. </text:span><text:span text:style-name="T5">Behaviour &amp; Information Technology, 25</text:span><text:span text:style-name="T7">(2), 91-97.</text:span></text:p>
      <text:p text:style-name="P12"><text:span text:style-name="T7">Hedberg, H. (2004). Introducing the next generation of software inspection tools. </text:span>In F. Bomarius, H. Iida (Eds.), <text:span text:style-name="T6">Product Focused Software Process Improvement: </text:span><text:bookmark text:name="btAsinTitle"/><text:span text:style-name="T6">5</text:span><text:span text:style-name="T9">th</text:span><text:span text:style-name="T6"> International Conference, PROFES 2004 </text:span><text:span text:style-name="T7">(pp. 234-247). Berlin, Germany: Springer.</text:span></text:p>
      <text:p text:style-name="P12"><text:span text:style-name="T7">Holland, D. &amp; Reeves, J. R. (1996). Activity theory and the view from somewhere: Team perspectives on the intellectual work of programming. In B. A. Nardi (Ed.), </text:span><text:span text:style-name="T5">Context and consciousness: Activity theory and human-computer interaction </text:span><text:span text:style-name="T7">(pp. 257-281). Cambridge, MA: MIT Press.</text:span></text:p>
      <text:p text:style-name="P12"><text:span text:style-name="T7">Hundhausen, C., Agrawal, A., Fairbrother, D., &amp; Trevisan, M. (2009). Integrating pedagogical code reviews into a CS 1 course: An empirical study. </text:span><text:span text:style-name="T6">SIGCSE Bulletin,</text:span><text:span text:style-name="T5"> 41</text:span><text:span text:style-name="T7">(1), 291-295.</text:span></text:p>
      <text:p text:style-name="P12"><text:soft-page-break/><text:span text:style-name="T7">Hundhausen, C., Agrawal, A., &amp; Ryan, K. (2010). The design of an online environment to support pedagogical code reviews. </text:span><text:span text:style-name="T6">Proceedings of the 41</text:span><text:span text:style-name="T9">st</text:span><text:span text:style-name="T6"> ACM Technical Symposium on Computer Science Education</text:span><text:span text:style-name="T7"> (pp. 182-186). New York: ACM.</text:span></text:p>
      <text:p text:style-name="P12"><text:span text:style-name="T7">Hyysalo, S. (2005). Objects and motives in a product design process. </text:span><text:span text:style-name="T5">Mind, Culture, and Activity, 12</text:span><text:span text:style-name="T7">, 19-36.</text:span></text:p>
      <text:p text:style-name="P12"><text:span text:style-name="T7">Iisakka, J., &amp; Tervonen, I. (2001). The darker side of inspections. In M. Lawford &amp; D. L. Parnas (Eds.), </text:span><text:span text:style-name="T6">WISE'01: Proceedings of the 1</text:span><text:span text:style-name="T9">st</text:span><text:span text:style-name="T6"> Workshop on Inspection in Software Engineering</text:span><text:span text:style-name="T7"> (pp. 99-104), Hamilton, Canada: McMaster University.</text:span></text:p>
      <text:p text:style-name="P12"><text:span text:style-name="T7">Johnson, P. M. (1994). An instrumented approach to improving software quality through formal technical review. </text:span><text:span text:style-name="T6">Proceedings of the 16</text:span><text:span text:style-name="T9">th</text:span><text:span text:style-name="T6"> International Conference on Software Engineering</text:span><text:span text:style-name="T7"> (pp. 113-122). Los Alamitos, CA: IEEE Computer Society Press,</text:span></text:p>
      <text:p text:style-name="P12"><text:span text:style-name="T7">Johnson, P. M. (1998). Reengineering inspection. </text:span><text:span text:style-name="T5">Communications of the ACM, 41</text:span><text:span text:style-name="T7">(2), 49-52.</text:span></text:p>
      <text:p text:style-name="P12"><text:span text:style-name="T7">Kaptelinin, V., &amp; Nardi, B. A. (2006). </text:span><text:span text:style-name="T5">Acting with technology: Activity theory and interaction design</text:span><text:span text:style-name="T7">. Cambridge, MA: MIT Press.</text:span></text:p>
      <text:p text:style-name="P12">Kaptelinin, V., Nardi, B. A., &amp; Macaulay, C. (1999, July-August). The activity checklist: A tool for representing the “space” of context. <text:span text:style-name="T5">interactions</text:span><text:span text:style-name="T7">, 27-39.</text:span></text:p>
      <text:p text:style-name="P12">Kelly, D., &amp; Shepard, T. (2003). An experiment to investigate interacting versus nominal groups in software inspection. <text:span text:style-name="T4">Proceedings of the 2003 Conference of the Centre For Advanced Studies on Collaborative Research</text:span> (pp. 122-134). Indianapolis, IN: IBM Press.</text:p>
      <text:p text:style-name="P12"><text:span text:style-name="T7">Kemerer, C. F., &amp; Paulk, M. C. (2009). The impact of design and code reviews on </text:span><text:soft-page-break/><text:span text:style-name="T7">software quality: An empirical study based on PSP data. </text:span><text:span text:style-name="T5">IEEE Transactions on Software Engineering, 35</text:span><text:span text:style-name="T7">, 534-550.</text:span></text:p>
      <text:p text:style-name="P12">Kuutti, K. (1996). Activity theory as a potential framework for human-computer interaction research. In B. A. Nardi (Ed.), <text:span text:style-name="T5">Context and consciousness: Activity theory and human-computer interaction </text:span><text:span text:style-name="T7">(pp. 17-44). Cambridge, MA: MIT Press.</text:span></text:p>
      <text:p text:style-name="Reference"><text:span text:style-name="T7">Kuutti, K. (1999) Activity theory, transformation of work and information systems design. In Y. Engeström, R. Miettinen, &amp; R. Punamäki (Eds.), </text:span><text:span text:style-name="T5">Perspectives on Activity Theory</text:span><text:span text:style-name="T7"> (pp. 360-376). Cambridge, UK: Cambridge University Press. </text:span></text:p>
      <text:p text:style-name="P12"><text:span text:style-name="T7">Laitenberger, O., &amp; Dreyer, H. M. (1998). Evaluating the usefulness and the ease of use of a web-based inspection data collection tool. </text:span><text:span text:style-name="T6">Proceedings of the 5</text:span><text:span text:style-name="T9">th</text:span><text:span text:style-name="T6"> International Symposium on Software Metrics</text:span><text:span text:style-name="T7"> (pp. 122-134). Washington, DC: IEEE.</text:span></text:p>
      <text:p text:style-name="P12">Laitenberger, O., &amp; DeBaud, J-M. (2001). An encompassing life-cycle centric survey of software inspection. <text:span text:style-name="T5">Journal of Systems and Software, 50</text:span><text:span text:style-name="T7">, 5-31.</text:span></text:p>
      <text:p text:style-name="P12"><text:span text:style-name="T7">M</text:span><text:span text:style-name="T2">ä</text:span><text:span text:style-name="T7">ntyl</text:span><text:span text:style-name="T2">ä</text:span><text:span text:style-name="T7">, M. V., &amp; Lassenius, C. (2006). Drivers for software refactoring decisions. </text:span><text:span text:style-name="T6">Proceedings of the 2006 ACM/IEEE International Symposium on Empirical Software Engineering</text:span><text:span text:style-name="T7"> (pp. 297-306). New York: ACM.</text:span></text:p>
      <text:p text:style-name="P12"><text:span text:style-name="T7">M</text:span><text:span text:style-name="T2">ä</text:span><text:span text:style-name="T7">ntyl</text:span><text:span text:style-name="T2">ä</text:span><text:span text:style-name="T7">, M. V., &amp; Lassenius, C. (2009). What types of defects are really discovered in code reviews? </text:span><text:span text:style-name="T5">IEEE Transactions on Software Engineering, 35</text:span><text:span text:style-name="T7">, 430-448.</text:span></text:p>
      <text:p text:style-name="P12"><text:span text:style-name="T7">Miettinen, R. (2005). Object of activity and individual motivation. </text:span><text:span text:style-name="T5">Mind, Culture, and Activity, 12</text:span><text:span text:style-name="T7">, 52-69.</text:span></text:p>
      <text:p text:style-name="P12"><text:span text:style-name="T7">Nardi, B. A. (2007). Placeless organizations: Collaborating for transformation. </text:span><text:span text:style-name="T5">Mind, Culture, and Activity, 14</text:span><text:span text:style-name="T7">, 5-22.</text:span></text:p>
      <text:p text:style-name="P12"><text:soft-page-break/><text:span text:style-name="T7">Newell, A., &amp; Card, S. K. (1985). The prospects for psychological science in human-</text:span><text:span text:style-name="T7">computer interaction. </text:span><text:span text:style-name="T5">Human Computer Interaction, 1</text:span><text:span text:style-name="T7">, 209-242.</text:span></text:p>
      <text:p text:style-name="P12">Nielsen, J. (1994). Usability inspection methods. <text:span text:style-name="T4">Conference Companion on Human Factors in Computing Systems</text:span> (pp. 413-414). New York: ACM.</text:p>
      <text:p text:style-name="P12">Norman, D. A. (1993). <text:span text:style-name="T5">Things that make us smart: Defending human attributes in the age </text:span><text:span text:style-name="T5">of the machine</text:span>. Cambridge, MA: Perseus Books.</text:p>
      <text:p text:style-name="P12">Norman, D. A. (2005, July-August). Human-centered design considered harmful. <text:span text:style-name="T5">interactions, </text:span><text:span text:style-name="T7">14-19.</text:span></text:p>
      <text:p text:style-name="P12">Norman, D. A. (2006, November-December). Logic versus usage: The case for activity-centered design. <text:span text:style-name="T5">interactions</text:span><text:span text:style-name="T7">, 45, 63.</text:span></text:p>
      <text:p text:style-name="P12"><text:span text:style-name="T7">Parnin, C., G</text:span><text:span text:style-name="T2">ö</text:span><text:span text:style-name="T7">rg, C., &amp; Nnadi, O. (2008). A catalogue of lightweight visualizations to support code smell inspections. </text:span><text:span text:style-name="T6">Proceedings of the 4</text:span><text:span text:style-name="T9">th</text:span><text:span text:style-name="T6"> ACM Symposium on Software Visualization</text:span><text:span text:style-name="T7"> (77-86). New York: ACM.</text:span></text:p>
      <text:p text:style-name="P12"><text:span text:style-name="T7">Perpich, J. M., Perry, D. E., Porter, A. A., Votta, L. G. &amp; Wade, M. W. (1997). Anywhere, anytime code inspections: Using the Web to remove inspection bottlenecks in large-scale software development. </text:span><text:span text:style-name="T6">Proceedings of the 19</text:span><text:span text:style-name="T9">th</text:span><text:span text:style-name="T6"> International Conference on Software Engineering</text:span><text:span text:style-name="T7"> (pp. 14-21). New York: ACM.</text:span></text:p>
      <text:p text:style-name="P12"><text:span text:style-name="T7">Porter, A., Siy, H., Mockus, A., &amp; Votta, L. G. (1998). Understanding the sources of variation in software inspections. </text:span><text:span text:style-name="T5">ACM Transactions on Software Engineering and Methodology, 7</text:span><text:span text:style-name="T7">, 41-79.</text:span></text:p>
      <text:p text:style-name="P12"><text:span text:style-name="T7">Quek, A., &amp; Shah, H. (2004). A comparative survey of activity-based methods for information systems development. </text:span><text:span text:style-name="T5">Proceedings of the 6</text:span><text:span text:style-name="T10">th</text:span><text:span text:style-name="T5"> International Conference on Enterprise Information Systems </text:span><text:span text:style-name="T7">(pp. 221-232). Lisbon, Portugal: </text:span><text:soft-page-break/><text:span text:style-name="T7">INSTICC.</text:span></text:p>
      <text:p text:style-name="Reference">Raskin, J. (2000). <text:span text:style-name="T5">The humane interface: New directions for designing interactive systems</text:span>. Reading, MA: Addison-Wesley.</text:p>
      <text:p text:style-name="P13">Reily, K., Finnerty, P. L., &amp; Terveen, L. (2009). Two peers are better than one: aggregating peer reviews for computing assignments is surprisingly accurate. <text:span text:style-name="T4">Proceedings of the ACM 2009 International Conference on Supporting Group </text:span><text:span text:style-name="T4">Work</text:span> (pp. 115-124). New York: ACM.</text:p>
      <text:p text:style-name="P13"><text:span text:style-name="T7">Rombach, D., Ciolkowski, M., Jeffery, R., Laitenberger, O., McGarry, F., &amp; Shull, F. (2008). Impact of research on practice in the field of inspections, reviews, and walkthroughs: Learning from successful industrial uses. </text:span><text:span text:style-name="T6">SIGSOFT Software Engineering Note</text:span><text:span text:style-name="T5">s, 33</text:span><text:span text:style-name="T7">(6), 26-35.</text:span></text:p>
      <text:p text:style-name="P13"><text:span text:style-name="T7">Rose, J., Jones, M., &amp; Truex, D. (2005). Socio-theoretic accounts of IS: The problem of agency. </text:span><text:span text:style-name="T5">Scandinavian Journal of Information Systems, 17</text:span><text:span text:style-name="T7">(1), 133-152.</text:span></text:p>
      <text:p text:style-name="P12"><text:span text:style-name="T7">Sauer, C. D., Ross, J., Land, L., &amp; Yetton, P. (2000). The effectiveness of software development technical reviews: A behaviorally motivated program of research. </text:span><text:span text:style-name="T5">IEEE Transactions on Software Engineering, 26</text:span><text:span text:style-name="T7">, 1-14.</text:span></text:p>
      <text:p text:style-name="P13"><text:span text:style-name="T7">Siy, H., &amp; Votta, L. (2001). Does the modern code inspection have value? </text:span><text:span text:style-name="T6">Proceedings of the IEEE International Conference on Software Maintenance </text:span><text:span text:style-name="T7">(pp. 281-290). Washington, DC: IEEE.</text:span></text:p>
      <text:p text:style-name="P12">Stein, M., Riedl, J., Harner, S. J., &amp; Mashayekhi, V. (1997). A case study of distributed, asynchronous software inspection. <text:span text:style-name="T4">Proceedings of the 19</text:span><text:span text:style-name="T8">th</text:span><text:span text:style-name="T4"> International Conference on Software Engineering</text:span> (pp. 107-117). New York: ACM.</text:p>
      <text:p text:style-name="P12">Stetsenko, A. (2005). Activity as object-related: Resolving the dichotomy of individual <text:soft-page-break/>and collective planes of activity. <text:span text:style-name="T5">Mind, Culture, and Activity, 12</text:span><text:span text:style-name="T7">, 70-88.</text:span></text:p>
      <text:p text:style-name="P12">Storey, M-A., Cheng, L-T., Bull, I., &amp; Rigby, P. (2006). Shared waypoints and social tagging to support collaboration in software development. <text:span text:style-name="T4">Proceedings of the </text:span><text:span text:style-name="T4">2006 20th Anniversary Conference on Computer Supported Cooperative Work</text:span> (pp. 195-198). New York: ACM.</text:p>
      <text:p text:style-name="P12">Thelin, T., Runeson, P., &amp; Wohlin, C. (2003). An experimental comparison of usage-based and checklist-based reading. <text:span text:style-name="T5">IEEE Transactions on Software Engineering, 29</text:span><text:span text:style-name="T7">, 687-704.</text:span></text:p>
      <text:p text:style-name="P13"><text:span text:style-name="T7">Trytten, D. A. (2005). A design for peer code review. </text:span><text:span text:style-name="T6">Proceedings of the 36</text:span><text:span text:style-name="T9">th</text:span><text:span text:style-name="T6"> SIGCSE </text:span><text:span text:style-name="T6">Technical Symposium on Computer Science Education</text:span><text:span text:style-name="T7"> (pp. 455-459). New York: ACM.</text:span></text:p>
      <text:p text:style-name="P13"><text:span text:style-name="T7">Turner, P., Turner, S., &amp; Horton, J. (1999). From description to requirements: An activity theoretic perspective. </text:span><text:span text:style-name="T6">Proceedings of the International ACM SIGGROUP </text:span><text:span text:style-name="T6">Conference on Supporting Group Work</text:span><text:span text:style-name="T7"> (pp. 286-295). New York: ACM.</text:span></text:p>
      <text:p text:style-name="P13"><text:span text:style-name="T7">Turner, S. A., Quintana-Castillo, R., P</text:span><text:span text:style-name="T2">é</text:span><text:span text:style-name="T7">rez-Qui</text:span><text:span text:style-name="T2">ñ</text:span><text:span text:style-name="T7">ones, M. A., &amp; Edwards, S. E. (2008). </text:span><text:span text:style-name="T7">Misunderstandings about object-oriented design: Experiences using code reviews. </text:span><text:span text:style-name="T6">Proceedings of the 39</text:span><text:span text:style-name="T9">th</text:span><text:span text:style-name="T6"> SIGCSE Technical Symposium on Computer Science Education</text:span><text:span text:style-name="T7"> (pp. 97-101). New York: ACM.</text:span></text:p>
      <text:p text:style-name="P13"><text:span text:style-name="T7">Tyran, C. K., &amp; George, J. F. (2002). Improving software inspections with group process support. </text:span><text:span text:style-name="T5">Communications of the ACM, 45</text:span><text:span text:style-name="T7">(9), 87-92.</text:span></text:p>
      <text:p text:style-name="P12">Uwano, H., Monden, A., &amp; Matsumoto, K. (2008). Are good code reviewers also good at design review? <text:span text:style-name="T4">Proceedings of the Second ACM-IEEE International Symposium on Empirical Software Engineering and Measurement</text:span> (pp. 351-353). New York: <text:soft-page-break/>ACM.</text:p>
      <text:p text:style-name="P12">Uwano, H., Nakamura, M., Monden, A., &amp; Matsumoto, K. (2006). Analyzing individual performance of source code review using reviewers' eye movement. <text:span text:style-name="T4">Proceedings of the 2006 Symposium on Eye Tracking Research &amp; Applications</text:span> (pp. 133-140). New York: ACM.</text:p>
      <text:p text:style-name="P12">Votta, L. G. (1993). Does every inspection need a meeting? <text:span text:style-name="T4">Proceedings of the 1</text:span><text:span text:style-name="T8">st</text:span><text:span text:style-name="T4"> ACM </text:span><text:span text:style-name="T4">SIGSOFT Symposium on Foundations of Software Engineering</text:span> (pp. 107-114). New York: ACM.</text:p>
      <text:p text:style-name="P13"><text:span text:style-name="T7">Wang, Y., Li, Y., Collins, M., &amp; Liu, P. (2008). Process improvement of peer code review and behavior analysis of its participants. </text:span><text:span text:style-name="T6">Proceedings of the 39</text:span><text:span text:style-name="T9">th</text:span><text:span text:style-name="T6"> SIGCSE Technical Symposium on Computer Science Education</text:span><text:span text:style-name="T7"> (pp. 107-111). New York: ACM.</text:span></text:p>
      <text:p text:style-name="P13"><text:span text:style-name="T7">Wertsch, J. V. (2007). Mediation. In H. Daniels, M. Cole, &amp; J. V. Wertsch (Eds.), </text:span><text:span text:style-name="T5">The Cambridge companion to Vygotsky</text:span><text:span text:style-name="T7"> (pp. 178-192). New York: Cambridge University Press.</text:span></text:p>
      <text:p text:style-name="Reference"><text:span text:style-name="T7">Wiegers, K. E. (1995). Improving quality through software inspections. </text:span><text:span text:style-name="T5">Software Development, 3</text:span><text:span text:style-name="T7">(4), 55-64.</text:span></text:p>
      <text:p text:style-name="Reference"><text:span text:style-name="T7">Williams, L. A., &amp; Kessler, R. R. (2000). All I really needed to know about pair programming I learned in kindergarten. </text:span><text:span text:style-name="T5">Communications of the ACM, 43</text:span><text:span text:style-name="T7">(5), 108-114.</text:span></text:p>
      <text:p text:style-name="Reference"><text:span text:style-name="T7">Wilson, T. D. (2006). A re-examination of information seeking behaviour in the context of activity theory. </text:span><text:span text:style-name="T5">Information Research 11</text:span><text:span text:style-name="T7">(4). Retrieved from http://informationr.net/ir/11-4/paper260.html</text:span></text:p>
      <text:p text:style-name="Reference"><text:soft-page-break/><text:span text:style-name="T7">Winograd, T. (2006). Designing a new foundation for design. </text:span><text:span text:style-name="T5">Communications of the ACM, 49</text:span><text:span text:style-name="T7">(5), 71-73.</text:span></text:p>
      <text:p text:style-name="Reference"><text:span text:style-name="T7">Winograd, T., &amp; Flores, F. (1986). </text:span><text:span text:style-name="T5">Understanding computers and cognition: A new foundation for design</text:span><text:span text:style-name="T7">. Norwood, NJ: Ablex.</text:span></text:p>
      <text:p text:style-name="P12"><text:span text:style-name="T7">Wood, M., Roper, M., Brooks, A., &amp; Miller, J. (1997). Comparing and combining </text:span><text:span text:style-name="T7">software defect detection techniques: A replicated empirical study. </text:span><text:span text:style-name="T6">Proceedings of </text:span><text:span text:style-name="T6">the 6</text:span><text:span text:style-name="T9">th</text:span><text:span text:style-name="T6"> European Software Engineering Conference Held Jointly with the 5</text:span><text:span text:style-name="T9">th</text:span><text:span text:style-name="T6"> ACM SIGSOFT International Symposium on Foundations of Software Engineering</text:span><text:span text:style-name="T7"> (pp. 262-277). New York: Springer-Verl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49</text:page-number></text:p>
      </style:header>
      <style:footer>
        <text:p text:style-name="MP2">DRAFT <text:date style:data-style-name="N37" text:date-value="2010-11-09T21:15:31">11/09/10</text:date><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49</text:page-number></text:p>
      </style:header>
      <style:footer>
        <text:p text:style-name="MP2">DRAFT <text:date style:data-style-name="N37" text:date-value="2010-11-09T21:15:31">11/09/10</text:date><text:tab/>Copyright <text:span text:style-name="MT1">©</text:span> 2010 Randy Souza</text:p>
      </style:footer>
    </style:master-page>
    <style:master-page style:name="References" style:page-layout-name="Mpm4">
      <style:header>
        <text:p text:style-name="MP1">References<text:tab/><text:page-number text:select-page="current">49</text:page-number></text:p>
      </style:header>
      <style:footer>
        <text:p text:style-name="MP2">DRAFT <text:date style:data-style-name="N37" text:date-value="2010-11-09T21:15:31">11/09/10</text:date><text:tab/>Copyright <text:span text:style-name="MT1">©</text:span> 2010 Randy Souza</text:p>
      </style:footer>
    </style:master-page>
    <style:master-page style:name="Introduction" style:page-layout-name="Mpm5">
      <style:header>
        <text:p text:style-name="MP1">Introduction<text:tab/><text:page-number text:select-page="current">49</text:page-number></text:p>
      </style:header>
      <style:footer>
        <text:p text:style-name="MP2">DRAFT <text:date style:data-style-name="N37" text:date-value="2010-11-09T21:15:31">11/09/10</text:date><text:tab/>Copyright <text:span text:style-name="MT1">©</text:span> 2010 Randy Souza</text:p>
      </style:footer>
    </style:master-page>
    <style:master-page style:name="Abstract" style:page-layout-name="Mpm6">
      <style:header>
        <text:p text:style-name="MP1">Abstract<text:tab/><text:page-number text:select-page="current">49</text:page-number></text:p>
      </style:header>
      <style:footer>
        <text:p text:style-name="MP2">DRAFT <text:date style:data-style-name="N37" text:date-value="2010-11-09T21:15:31">11/09/10</text:date><text:tab/>Copyright <text:span text:style-name="MT1">©</text:span> 2010 Randy Souza</text:p>
      </style:footer>
    </style:master-page>
    <style:master-page style:name="Table_20_of_20_contents" style:display-name="Table of contents" style:page-layout-name="Mpm6">
      <style:header>
        <text:p text:style-name="MP1">Table of contents<text:tab/><text:page-number text:select-page="current">49</text:page-number></text:p>
      </style:header>
      <style:footer>
        <text:p text:style-name="MP2">DRAFT <text:date style:data-style-name="N37" text:date-value="2010-11-09T21:15:31">11/09/10</text:date><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1-09T21:15:31</dc:date>
    <dc:creator>Randy Souza</dc:creator>
    <meta:editing-duration>PT200H26M01S</meta:editing-duration>
    <meta:editing-cycles>899</meta:editing-cycles>
    <meta:generator>OpenOffice.org/3.2$Linux OpenOffice.org_project/320m12$Build-9483</meta:generator>
    <meta:document-statistic meta:table-count="0" meta:image-count="0" meta:object-count="0" meta:page-count="53" meta:paragraph-count="261" meta:word-count="11940" meta:character-count="82293"/>
  </office:meta>
</office:document-meta>
</file>